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5">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Título" style:master-page-name="MP0" style:family="paragraph">
      <style:paragraph-properties fo:break-before="page" fo:text-align="end" fo:line-height="150%"/>
      <style:text-properties style:font-name="Times New Roman" fo:language="pt" fo:country="BR"/>
    </style:style>
    <style:style style:name="P5" style:parent-style-name="Título" style:family="paragraph">
      <style:paragraph-properties fo:text-align="end" fo:line-height="150%"/>
      <style:text-properties style:font-name="Times New Roman" fo:language="pt" fo:country="BR"/>
    </style:style>
    <style:style style:name="P6" style:parent-style-name="Título" style:family="paragraph">
      <style:paragraph-properties fo:text-align="end" fo:line-height="150%"/>
      <style:text-properties style:font-name="Times New Roman" fo:language="pt" fo:country="BR"/>
    </style:style>
    <style:style style:name="P7" style:parent-style-name="Título" style:family="paragraph">
      <style:paragraph-properties fo:text-align="end" fo:line-height="150%"/>
      <style:text-properties style:font-name="Times New Roman" fo:language="pt" fo:country="BR"/>
    </style:style>
    <style:style style:name="P8" style:parent-style-name="Título" style:family="paragraph">
      <style:paragraph-properties fo:text-align="end" fo:line-height="150%"/>
      <style:text-properties style:font-name="Times New Roman" fo:language="pt" fo:country="BR"/>
    </style:style>
    <style:style style:name="P9" style:parent-style-name="Título" style:family="paragraph">
      <style:paragraph-properties fo:text-align="end" fo:line-height="150%"/>
      <style:text-properties style:font-name="Times New Roman" fo:language="pt" fo:country="BR"/>
    </style:style>
    <style:style style:name="P10" style:parent-style-name="Título" style:family="paragraph">
      <style:paragraph-properties fo:text-align="end" fo:line-height="150%"/>
      <style:text-properties style:font-name="Times New Roman" fo:language="pt" fo:country="BR"/>
    </style:style>
    <style:style style:name="P11" style:parent-style-name="Título" style:family="paragraph">
      <style:paragraph-properties fo:text-align="end" fo:line-height="150%"/>
      <style:text-properties fo:language="pt" fo:country="BR"/>
    </style:style>
    <style:style style:name="P12" style:parent-style-name="Título" style:family="paragraph">
      <style:paragraph-properties fo:text-align="end" fo:line-height="150%"/>
      <style:text-properties style:font-name="Times New Roman" fo:language="pt" fo:country="BR"/>
    </style:style>
    <style:style style:name="P13" style:parent-style-name="Título" style:master-page-name="MP1" style:family="paragraph">
      <style:paragraph-properties fo:break-before="page" fo:line-height="150%"/>
      <style:text-properties style:font-name="Times New Roman" fo:font-size="16pt" style:font-size-asian="16pt" style:font-size-complex="16pt" fo:language="pt" fo:country="BR"/>
    </style:style>
    <style:style style:name="P49" style:parent-style-name="Normal" style:family="paragraph">
      <style:paragraph-properties fo:line-height="150%"/>
      <style:text-properties fo:language="pt" fo:country="BR"/>
    </style:style>
    <style:style style:name="TableColumn51" style:family="table-column">
      <style:table-column-properties style:column-width="1.6in" style:use-optimal-column-width="false"/>
    </style:style>
    <style:style style:name="TableColumn52" style:family="table-column">
      <style:table-column-properties style:column-width="0.8in" style:use-optimal-column-width="false"/>
    </style:style>
    <style:style style:name="TableColumn53" style:family="table-column">
      <style:table-column-properties style:column-width="2.6958in" style:use-optimal-column-width="false"/>
    </style:style>
    <style:style style:name="TableColumn54" style:family="table-column">
      <style:table-column-properties style:column-width="1.5041in" style:use-optimal-column-width="false"/>
    </style:style>
    <style:style style:name="Table50" style:family="table">
      <style:table-properties style:width="6.6in" fo:margin-left="0in" table:align="left"/>
    </style:style>
    <style:style style:name="TableRow55" style:family="table-row">
      <style:table-row-properties style:use-optimal-row-height="false"/>
    </style:style>
    <style:style style:name="TableCell56" style:family="table-cell">
      <style:table-cell-properties fo:border="0.0104in solid #000000" fo:padding-top="0in" fo:padding-left="0.075in" fo:padding-bottom="0in" fo:padding-right="0.075in"/>
    </style:style>
    <style:style style:name="P57" style:parent-style-name="Tabletext" style:family="paragraph">
      <style:paragraph-properties fo:text-align="center" fo:line-height="150%"/>
      <style:text-properties fo:font-weight="bold" style:font-weight-asian="bold" style:font-weight-complex="bold" fo:language="pt" fo:country="BR"/>
    </style:style>
    <style:style style:name="TableCell58" style:family="table-cell">
      <style:table-cell-properties fo:border="0.0104in solid #000000" fo:padding-top="0in" fo:padding-left="0.075in" fo:padding-bottom="0in" fo:padding-right="0.075in"/>
    </style:style>
    <style:style style:name="P59" style:parent-style-name="Tabletext" style:family="paragraph">
      <style:paragraph-properties fo:text-align="center" fo:line-height="150%"/>
      <style:text-properties fo:font-weight="bold" style:font-weight-asian="bold" style:font-weight-complex="bold" fo:language="pt" fo:country="BR"/>
    </style:style>
    <style:style style:name="TableCell60" style:family="table-cell">
      <style:table-cell-properties fo:border="0.0104in solid #000000" fo:padding-top="0in" fo:padding-left="0.075in" fo:padding-bottom="0in" fo:padding-right="0.075in"/>
    </style:style>
    <style:style style:name="P61" style:parent-style-name="Tabletext" style:family="paragraph">
      <style:paragraph-properties fo:text-align="center" fo:line-height="150%"/>
      <style:text-properties fo:font-weight="bold" style:font-weight-asian="bold" style:font-weight-complex="bold" fo:language="pt" fo:country="BR"/>
    </style:style>
    <style:style style:name="TableCell62" style:family="table-cell">
      <style:table-cell-properties fo:border="0.0104in solid #000000" fo:padding-top="0in" fo:padding-left="0.075in" fo:padding-bottom="0in" fo:padding-right="0.075in"/>
    </style:style>
    <style:style style:name="P63" style:parent-style-name="Tabletext" style:family="paragraph">
      <style:paragraph-properties fo:text-align="center" fo:line-height="150%"/>
      <style:text-properties fo:font-weight="bold" style:font-weight-asian="bold" style:font-weight-complex="bold" fo:language="pt" fo:country="BR"/>
    </style:style>
    <style:style style:name="TableRow64" style:family="table-row">
      <style:table-row-properties style:use-optimal-row-height="false"/>
    </style:style>
    <style:style style:name="TableCell65" style:family="table-cell">
      <style:table-cell-properties fo:border="0.0104in solid #000000" fo:padding-top="0in" fo:padding-left="0.075in" fo:padding-bottom="0in" fo:padding-right="0.075in"/>
    </style:style>
    <style:style style:name="P66" style:parent-style-name="Tabletext" style:family="paragraph">
      <style:paragraph-properties fo:text-align="center" fo:line-height="150%"/>
      <style:text-properties fo:language="pt" fo:country="BR"/>
    </style:style>
    <style:style style:name="TableCell67" style:family="table-cell">
      <style:table-cell-properties fo:border="0.0104in solid #000000" fo:padding-top="0in" fo:padding-left="0.075in" fo:padding-bottom="0in" fo:padding-right="0.075in"/>
    </style:style>
    <style:style style:name="P68" style:parent-style-name="Tabletext" style:family="paragraph">
      <style:paragraph-properties fo:text-align="center" fo:line-height="150%"/>
      <style:text-properties fo:language="pt" fo:country="BR"/>
    </style:style>
    <style:style style:name="TableCell69" style:family="table-cell">
      <style:table-cell-properties fo:border="0.0104in solid #000000" fo:padding-top="0in" fo:padding-left="0.075in" fo:padding-bottom="0in" fo:padding-right="0.075in"/>
    </style:style>
    <style:style style:name="P70" style:parent-style-name="Tabletext" style:family="paragraph">
      <style:paragraph-properties fo:text-align="center" fo:line-height="150%"/>
      <style:text-properties fo:language="pt" fo:country="BR"/>
    </style:style>
    <style:style style:name="TableCell71" style:family="table-cell">
      <style:table-cell-properties fo:border="0.0104in solid #000000" fo:padding-top="0in" fo:padding-left="0.075in" fo:padding-bottom="0in" fo:padding-right="0.075in"/>
    </style:style>
    <style:style style:name="P72" style:parent-style-name="Tabletext" style:family="paragraph">
      <style:paragraph-properties fo:text-align="center" fo:line-height="150%"/>
      <style:text-properties fo:language="pt" fo:country="BR"/>
    </style:style>
    <style:style style:name="TableRow73" style:family="table-row">
      <style:table-row-properties style:use-optimal-row-height="false"/>
    </style:style>
    <style:style style:name="TableCell74" style:family="table-cell">
      <style:table-cell-properties fo:border="0.0104in solid #000000" fo:padding-top="0in" fo:padding-left="0.075in" fo:padding-bottom="0in" fo:padding-right="0.075in"/>
    </style:style>
    <style:style style:name="P75" style:parent-style-name="Tabletext" style:family="paragraph">
      <style:paragraph-properties fo:text-align="center" fo:line-height="150%"/>
      <style:text-properties fo:language="pt" fo:country="BR"/>
    </style:style>
    <style:style style:name="TableCell76" style:family="table-cell">
      <style:table-cell-properties fo:border="0.0104in solid #000000" fo:padding-top="0in" fo:padding-left="0.075in" fo:padding-bottom="0in" fo:padding-right="0.075in"/>
    </style:style>
    <style:style style:name="P77" style:parent-style-name="Tabletext" style:family="paragraph">
      <style:paragraph-properties fo:text-align="center" fo:line-height="150%"/>
      <style:text-properties fo:language="pt" fo:country="BR"/>
    </style:style>
    <style:style style:name="TableCell78" style:family="table-cell">
      <style:table-cell-properties fo:border="0.0104in solid #000000" fo:padding-top="0in" fo:padding-left="0.075in" fo:padding-bottom="0in" fo:padding-right="0.075in"/>
    </style:style>
    <style:style style:name="P79" style:parent-style-name="Tabletext" style:family="paragraph">
      <style:paragraph-properties fo:text-align="center" fo:line-height="150%"/>
      <style:text-properties fo:language="pt" fo:country="BR"/>
    </style:style>
    <style:style style:name="TableCell80" style:family="table-cell">
      <style:table-cell-properties fo:border="0.0104in solid #000000" fo:padding-top="0in" fo:padding-left="0.075in" fo:padding-bottom="0in" fo:padding-right="0.075in"/>
    </style:style>
    <style:style style:name="P81" style:parent-style-name="Tabletext" style:family="paragraph">
      <style:paragraph-properties fo:text-align="center" fo:line-height="150%"/>
      <style:text-properties fo:language="pt" fo:country="BR"/>
    </style:style>
    <style:style style:name="P82" style:parent-style-name="Normal" style:family="paragraph">
      <style:paragraph-properties fo:text-align="justify" fo:line-height="150%"/>
      <style:text-properties fo:language="pt" fo:country="BR"/>
    </style:style>
    <style:style style:name="P83" style:parent-style-name="Título" style:family="paragraph">
      <style:paragraph-properties fo:break-before="page" fo:line-height="150%"/>
    </style:style>
    <style:style style:name="T84" style:parent-style-name="Fonteparág.padrão" style:family="text">
      <style:text-properties style:font-name="Times New Roman" fo:font-size="16pt" style:font-size-asian="16pt" style:font-size-complex="16pt" fo:language="pt" fo:country="BR"/>
    </style:style>
    <style:style style:name="P85" style:parent-style-name="Sumário1" style:family="paragraph">
      <style:paragraph-properties fo:text-align="justify" fo:line-height="150%">
        <style:tab-stops>
          <style:tab-stop style:type="right" style:position="0.3in"/>
          <style:tab-stop style:type="right" style:position="6.5in"/>
        </style:tab-stops>
      </style:paragraph-properties>
    </style:style>
    <style:style style:name="T86" style:parent-style-name="Fonteparág.padrão" style:family="text">
      <style:text-properties fo:font-size="11pt" style:font-size-asian="11pt" style:font-size-complex="11pt" fo:language="pt" fo:country="BR"/>
    </style:style>
    <style:style style:name="T87" style:parent-style-name="Fonteparág.padrão" style:family="text">
      <style:text-properties fo:font-size="11pt" style:font-size-asian="11pt" style:font-size-complex="11pt" fo:language="pt" fo:country="BR"/>
    </style:style>
    <style:style style:name="P88" style:parent-style-name="Sumário1" style:family="paragraph">
      <style:paragraph-properties fo:text-align="justify" fo:line-height="150%">
        <style:tab-stops>
          <style:tab-stop style:type="right" style:position="0.3in"/>
          <style:tab-stop style:type="right" style:position="6.5in"/>
        </style:tab-stops>
      </style:paragraph-properties>
    </style:style>
    <style:style style:name="T89" style:parent-style-name="Fonteparág.padrão" style:family="text">
      <style:text-properties fo:font-size="11pt" style:font-size-asian="11pt" style:font-size-complex="11pt" fo:language="pt" fo:country="BR"/>
    </style:style>
    <style:style style:name="T90" style:parent-style-name="Fonteparág.padrão" style:family="text">
      <style:text-properties fo:font-size="11pt" style:font-size-asian="11pt" style:font-size-complex="11pt" fo:language="fr" fo:country="FR"/>
    </style:style>
    <style:style style:name="T91" style:parent-style-name="Fonteparág.padrão" style:family="text">
      <style:text-properties fo:font-size="11pt" style:font-size-asian="11pt" style:font-size-complex="11pt" fo:language="pt" fo:country="BR"/>
    </style:style>
    <style:style style:name="T92" style:parent-style-name="Fonteparág.padrão" style:family="text">
      <style:text-properties fo:font-size="11pt" style:font-size-asian="11pt" style:font-size-complex="11pt" fo:language="fr" fo:country="FR"/>
    </style:style>
    <style:style style:name="T93" style:parent-style-name="Fonteparág.padrão" style:family="text">
      <style:text-properties fo:font-size="11pt" style:font-size-asian="11pt" style:font-size-complex="11pt" fo:language="pt" fo:country="BR"/>
    </style:style>
    <style:style style:name="P94" style:parent-style-name="Sumário1" style:family="paragraph">
      <style:paragraph-properties fo:text-align="justify" fo:line-height="150%">
        <style:tab-stops>
          <style:tab-stop style:type="right" style:position="0.3in"/>
          <style:tab-stop style:type="right" style:position="6.5in"/>
        </style:tab-stops>
      </style:paragraph-properties>
    </style:style>
    <style:style style:name="T95" style:parent-style-name="Fonteparág.padrão" style:family="text">
      <style:text-properties fo:font-size="11pt" style:font-size-asian="11pt" style:font-size-complex="11pt" fo:language="pt" fo:country="BR"/>
    </style:style>
    <style:style style:name="T96" style:parent-style-name="Fonteparág.padrão" style:family="text">
      <style:text-properties fo:font-size="11pt" style:font-size-asian="11pt" style:font-size-complex="11pt" fo:language="fr" fo:country="FR"/>
    </style:style>
    <style:style style:name="T97" style:parent-style-name="Fonteparág.padrão" style:family="text">
      <style:text-properties fo:font-size="11pt" style:font-size-asian="11pt" style:font-size-complex="11pt" fo:language="pt" fo:country="BR"/>
    </style:style>
    <style:style style:name="T98" style:parent-style-name="Fonteparág.padrão" style:family="text">
      <style:text-properties fo:font-size="11pt" style:font-size-asian="11pt" style:font-size-complex="11pt" fo:language="fr" fo:country="FR"/>
    </style:style>
    <style:style style:name="T99" style:parent-style-name="Fonteparág.padrão" style:family="text">
      <style:text-properties fo:font-size="11pt" style:font-size-asian="11pt" style:font-size-complex="11pt" fo:language="pt" fo:country="BR"/>
    </style:style>
    <style:style style:name="P100" style:parent-style-name="Sumário1" style:family="paragraph">
      <style:paragraph-properties fo:text-align="justify" fo:line-height="150%">
        <style:tab-stops>
          <style:tab-stop style:type="right" style:position="0.3in"/>
          <style:tab-stop style:type="right" style:position="6.5in"/>
        </style:tab-stops>
      </style:paragraph-properties>
    </style:style>
    <style:style style:name="T101" style:parent-style-name="Fonteparág.padrão" style:family="text">
      <style:text-properties fo:font-size="11pt" style:font-size-asian="11pt" style:font-size-complex="11pt" fo:language="pt" fo:country="BR"/>
    </style:style>
    <style:style style:name="T102" style:parent-style-name="Fonteparág.padrão" style:family="text">
      <style:text-properties fo:font-size="11pt" style:font-size-asian="11pt" style:font-size-complex="11pt" fo:language="fr" fo:country="FR"/>
    </style:style>
    <style:style style:name="T103" style:parent-style-name="Fonteparág.padrão" style:family="text">
      <style:text-properties fo:font-size="11pt" style:font-size-asian="11pt" style:font-size-complex="11pt" fo:language="pt" fo:country="BR"/>
    </style:style>
    <style:style style:name="T104" style:parent-style-name="Fonteparág.padrão" style:family="text">
      <style:text-properties fo:font-size="11pt" style:font-size-asian="11pt" style:font-size-complex="11pt" fo:language="pt" fo:country="BR"/>
    </style:style>
    <style:style style:name="T105" style:parent-style-name="Fonteparág.padrão" style:family="text">
      <style:text-properties fo:font-size="11pt" style:font-size-asian="11pt" style:font-size-complex="11pt" fo:language="fr" fo:country="FR"/>
    </style:style>
    <style:style style:name="T106" style:parent-style-name="Fonteparág.padrão" style:family="text">
      <style:text-properties fo:font-size="11pt" style:font-size-asian="11pt" style:font-size-complex="11pt" fo:language="pt" fo:country="BR"/>
    </style:style>
    <style:style style:name="P107" style:parent-style-name="Sumário1" style:family="paragraph">
      <style:paragraph-properties fo:text-align="justify" fo:line-height="150%">
        <style:tab-stops>
          <style:tab-stop style:type="right" style:position="0.3in"/>
          <style:tab-stop style:type="right" style:position="6.5in"/>
        </style:tab-stops>
      </style:paragraph-properties>
    </style:style>
    <style:style style:name="T108" style:parent-style-name="Fonteparág.padrão" style:family="text">
      <style:text-properties fo:font-size="11pt" style:font-size-asian="11pt" style:font-size-complex="11pt" fo:language="pt" fo:country="BR"/>
    </style:style>
    <style:style style:name="T109" style:parent-style-name="Fonteparág.padrão" style:family="text">
      <style:text-properties fo:font-size="11pt" style:font-size-asian="11pt" style:font-size-complex="11pt" fo:language="fr" fo:country="FR"/>
    </style:style>
    <style:style style:name="T110" style:parent-style-name="Fonteparág.padrão" style:family="text">
      <style:text-properties fo:font-size="11pt" style:font-size-asian="11pt" style:font-size-complex="11pt" fo:language="pt" fo:country="BR"/>
    </style:style>
    <style:style style:name="T111" style:parent-style-name="Fonteparág.padrão" style:family="text">
      <style:text-properties fo:font-size="11pt" style:font-size-asian="11pt" style:font-size-complex="11pt" fo:language="fr" fo:country="FR"/>
    </style:style>
    <style:style style:name="T112" style:parent-style-name="Fonteparág.padrão" style:family="text">
      <style:text-properties fo:font-size="11pt" style:font-size-asian="11pt" style:font-size-complex="11pt" fo:language="pt" fo:country="BR"/>
    </style:style>
    <style:style style:name="P113" style:parent-style-name="Título" style:family="paragraph">
      <style:paragraph-properties fo:break-before="page" fo:line-height="150%"/>
    </style:style>
    <style:style style:name="T114" style:parent-style-name="Fonteparág.padrão" style:family="text">
      <style:text-properties fo:language="pt" fo:country="BR"/>
    </style:style>
    <style:style style:name="P115" style:parent-style-name="Título1" style:list-style-name="WW_OutlineListStyle_2" style:family="paragraph">
      <style:text-properties fo:language="pt" fo:country="BR"/>
    </style:style>
    <style:style style:name="P116" style:parent-style-name="Normal" style:family="paragraph">
      <style:text-properties fo:language="pt" fo:country="BR"/>
    </style:style>
    <style:style style:name="P117" style:parent-style-name="Normal" style:family="paragraph">
      <style:paragraph-properties fo:text-align="justify" fo:line-height="150%"/>
      <style:text-properties fo:font-size="11pt" style:font-size-asian="11pt" style:font-size-complex="11pt" fo:language="pt" fo:country="BR"/>
    </style:style>
    <style:style style:name="P118" style:parent-style-name="Título2" style:family="paragraph">
      <style:paragraph-properties fo:margin-left="0.5in" fo:text-indent="-0.5in">
        <style:tab-stops/>
      </style:paragraph-properties>
      <style:text-properties fo:language="pt" fo:country="BR"/>
    </style:style>
    <style:style style:name="P119" style:parent-style-name="Título1" style:list-style-name="WW_OutlineListStyle_2" style:family="paragraph">
      <style:text-properties fo:language="pt" fo:country="BR"/>
    </style:style>
    <style:style style:name="P120" style:parent-style-name="Título1" style:family="paragraph">
      <style:text-properties fo:language="pt" fo:country="BR"/>
    </style:style>
    <style:style style:name="TableColumn122" style:family="table-column">
      <style:table-column-properties style:column-width="3.2986in"/>
    </style:style>
    <style:style style:name="TableColumn123" style:family="table-column">
      <style:table-column-properties style:column-width="3.2986in"/>
    </style:style>
    <style:style style:name="Table121" style:family="table">
      <style:table-properties style:width="6.5972in" fo:margin-left="0in" table:align="left"/>
    </style:style>
    <style:style style:name="TableRow124" style:family="table-row">
      <style:table-row-properties/>
    </style:style>
    <style:style style:name="TableCell125" style:family="table-cell">
      <style:table-cell-properties fo:border="0.0069in solid #000000" fo:padding-top="0in" fo:padding-left="0.075in" fo:padding-bottom="0in" fo:padding-right="0.075in"/>
    </style:style>
    <style:style style:name="P126" style:parent-style-name="ParágrafodaLista" style:list-style-name="LFO5" style:family="paragraph"/>
    <style:style style:name="TableCell127" style:family="table-cell">
      <style:table-cell-properties fo:border="0.0069in solid #000000" fo:padding-top="0in" fo:padding-left="0.075in" fo:padding-bottom="0in" fo:padding-right="0.075in"/>
    </style:style>
    <style:style style:name="P128" style:parent-style-name="ParágrafodaLista" style:list-style-name="LFO5" style:family="paragraph"/>
    <style:style style:name="TableRow129" style:family="table-row">
      <style:table-row-properties/>
    </style:style>
    <style:style style:name="TableCell130" style:family="table-cell">
      <style:table-cell-properties fo:border="0.0069in solid #000000" fo:padding-top="0in" fo:padding-left="0.075in" fo:padding-bottom="0in" fo:padding-right="0.075in"/>
    </style:style>
    <style:style style:name="P131" style:parent-style-name="ParágrafodaLista" style:list-style-name="LFO5" style:family="paragraph"/>
    <style:style style:name="TableCell132" style:family="table-cell">
      <style:table-cell-properties fo:border="0.0069in solid #000000" fo:padding-top="0in" fo:padding-left="0.075in" fo:padding-bottom="0in" fo:padding-right="0.075in"/>
    </style:style>
    <style:style style:name="P133" style:parent-style-name="ParágrafodaLista" style:list-style-name="LFO5" style:family="paragraph"/>
    <style:style style:name="TableRow134" style:family="table-row">
      <style:table-row-properties/>
    </style:style>
    <style:style style:name="TableCell135" style:family="table-cell">
      <style:table-cell-properties fo:border="0.0069in solid #000000" fo:padding-top="0in" fo:padding-left="0.075in" fo:padding-bottom="0in" fo:padding-right="0.075in"/>
    </style:style>
    <style:style style:name="P136" style:parent-style-name="ParágrafodaLista" style:list-style-name="LFO5" style:family="paragraph"/>
    <style:style style:name="TableCell137" style:family="table-cell">
      <style:table-cell-properties fo:border="0.0069in solid #000000" fo:padding-top="0in" fo:padding-left="0.075in" fo:padding-bottom="0in" fo:padding-right="0.075in"/>
    </style:style>
    <style:style style:name="P138" style:parent-style-name="ParágrafodaLista" style:list-style-name="LFO5" style:family="paragraph"/>
    <style:style style:name="TableRow139" style:family="table-row">
      <style:table-row-properties/>
    </style:style>
    <style:style style:name="TableCell140" style:family="table-cell">
      <style:table-cell-properties fo:border="0.0069in solid #000000" fo:padding-top="0in" fo:padding-left="0.075in" fo:padding-bottom="0in" fo:padding-right="0.075in"/>
    </style:style>
    <style:style style:name="P141" style:parent-style-name="ParágrafodaLista" style:list-style-name="LFO5" style:family="paragraph"/>
    <style:style style:name="TableCell142" style:family="table-cell">
      <style:table-cell-properties fo:border="0.0069in solid #000000" fo:padding-top="0in" fo:padding-left="0.075in" fo:padding-bottom="0in" fo:padding-right="0.075in"/>
    </style:style>
    <style:style style:name="P143" style:parent-style-name="ParágrafodaLista" style:list-style-name="LFO5" style:family="paragraph"/>
    <style:style style:name="TableRow144" style:family="table-row">
      <style:table-row-properties/>
    </style:style>
    <style:style style:name="TableCell145" style:family="table-cell">
      <style:table-cell-properties fo:border="0.0069in solid #000000" fo:padding-top="0in" fo:padding-left="0.075in" fo:padding-bottom="0in" fo:padding-right="0.075in"/>
    </style:style>
    <style:style style:name="P146" style:parent-style-name="ParágrafodaLista" style:list-style-name="LFO5" style:family="paragraph"/>
    <style:style style:name="TableCell147" style:family="table-cell">
      <style:table-cell-properties fo:border="0.0069in solid #000000" fo:padding-top="0in" fo:padding-left="0.075in" fo:padding-bottom="0in" fo:padding-right="0.075in"/>
    </style:style>
    <style:style style:name="P148" style:parent-style-name="ParágrafodaLista" style:list-style-name="LFO5" style:family="paragraph"/>
    <style:style style:name="TableRow149" style:family="table-row">
      <style:table-row-properties/>
    </style:style>
    <style:style style:name="TableCell150" style:family="table-cell">
      <style:table-cell-properties fo:border="0.0069in solid #000000" fo:padding-top="0in" fo:padding-left="0.075in" fo:padding-bottom="0in" fo:padding-right="0.075in"/>
    </style:style>
    <style:style style:name="P151" style:parent-style-name="ParágrafodaLista" style:list-style-name="LFO5" style:family="paragraph"/>
    <style:style style:name="TableCell152" style:family="table-cell">
      <style:table-cell-properties fo:border="0.0069in solid #000000" fo:padding-top="0in" fo:padding-left="0.075in" fo:padding-bottom="0in" fo:padding-right="0.075in"/>
    </style:style>
    <style:style style:name="P153" style:parent-style-name="ParágrafodaLista" style:list-style-name="LFO5" style:family="paragraph"/>
    <style:style style:name="TableRow154" style:family="table-row">
      <style:table-row-properties/>
    </style:style>
    <style:style style:name="TableCell155" style:family="table-cell">
      <style:table-cell-properties fo:border="0.0069in solid #000000" fo:padding-top="0in" fo:padding-left="0.075in" fo:padding-bottom="0in" fo:padding-right="0.075in"/>
    </style:style>
    <style:style style:name="P156" style:parent-style-name="ParágrafodaLista" style:list-style-name="LFO5" style:family="paragraph"/>
    <style:style style:name="TableCell157" style:family="table-cell">
      <style:table-cell-properties fo:border="0.0069in solid #000000" fo:padding-top="0in" fo:padding-left="0.075in" fo:padding-bottom="0in" fo:padding-right="0.075in"/>
    </style:style>
    <style:style style:name="P158" style:parent-style-name="ParágrafodaLista" style:list-style-name="LFO5" style:family="paragraph"/>
    <style:style style:name="TableRow159" style:family="table-row">
      <style:table-row-properties/>
    </style:style>
    <style:style style:name="TableCell160" style:family="table-cell">
      <style:table-cell-properties fo:border="0.0069in solid #000000" fo:padding-top="0in" fo:padding-left="0.075in" fo:padding-bottom="0in" fo:padding-right="0.075in"/>
    </style:style>
    <style:style style:name="P161" style:parent-style-name="ParágrafodaLista" style:list-style-name="LFO5" style:family="paragraph"/>
    <style:style style:name="TableCell162" style:family="table-cell">
      <style:table-cell-properties fo:border="0.0069in solid #000000" fo:padding-top="0in" fo:padding-left="0.075in" fo:padding-bottom="0in" fo:padding-right="0.075in"/>
    </style:style>
    <style:style style:name="P163" style:parent-style-name="ParágrafodaLista" style:list-style-name="LFO5" style:family="paragraph"/>
    <style:style style:name="TableRow164" style:family="table-row">
      <style:table-row-properties/>
    </style:style>
    <style:style style:name="TableCell165" style:family="table-cell">
      <style:table-cell-properties fo:border="0.0069in solid #000000" fo:padding-top="0in" fo:padding-left="0.075in" fo:padding-bottom="0in" fo:padding-right="0.075in"/>
    </style:style>
    <style:style style:name="P166" style:parent-style-name="ParágrafodaLista" style:list-style-name="LFO5" style:family="paragraph"/>
    <style:style style:name="TableCell167" style:family="table-cell">
      <style:table-cell-properties fo:border="0.0069in solid #000000" fo:padding-top="0in" fo:padding-left="0.075in" fo:padding-bottom="0in" fo:padding-right="0.075in"/>
    </style:style>
    <style:style style:name="P168" style:parent-style-name="ParágrafodaLista" style:list-style-name="LFO5" style:family="paragraph"/>
    <style:style style:name="TableRow169" style:family="table-row">
      <style:table-row-properties/>
    </style:style>
    <style:style style:name="TableCell170" style:family="table-cell">
      <style:table-cell-properties fo:border="0.0069in solid #000000" fo:padding-top="0in" fo:padding-left="0.075in" fo:padding-bottom="0in" fo:padding-right="0.075in"/>
    </style:style>
    <style:style style:name="P171" style:parent-style-name="ParágrafodaLista" style:list-style-name="LFO5" style:family="paragraph"/>
    <style:style style:name="TableCell172" style:family="table-cell">
      <style:table-cell-properties fo:border="0.0069in solid #000000" fo:padding-top="0in" fo:padding-left="0.075in" fo:padding-bottom="0in" fo:padding-right="0.075in"/>
    </style:style>
    <style:style style:name="P173" style:parent-style-name="ParágrafodaLista" style:list-style-name="LFO5" style:family="paragraph"/>
    <style:style style:name="TableRow174" style:family="table-row">
      <style:table-row-properties/>
    </style:style>
    <style:style style:name="TableCell175" style:family="table-cell">
      <style:table-cell-properties fo:border="0.0069in solid #000000" fo:padding-top="0in" fo:padding-left="0.075in" fo:padding-bottom="0in" fo:padding-right="0.075in"/>
    </style:style>
    <style:style style:name="P176" style:parent-style-name="ParágrafodaLista" style:list-style-name="LFO5" style:family="paragraph"/>
    <style:style style:name="TableCell177" style:family="table-cell">
      <style:table-cell-properties fo:border="0.0069in solid #000000" fo:padding-top="0in" fo:padding-left="0.075in" fo:padding-bottom="0in" fo:padding-right="0.075in"/>
    </style:style>
    <style:style style:name="P178" style:parent-style-name="ParágrafodaLista" style:list-style-name="LFO5" style:family="paragraph"/>
    <style:style style:name="TableRow179" style:family="table-row">
      <style:table-row-properties/>
    </style:style>
    <style:style style:name="TableCell180" style:family="table-cell">
      <style:table-cell-properties fo:border="0.0069in solid #000000" fo:padding-top="0in" fo:padding-left="0.075in" fo:padding-bottom="0in" fo:padding-right="0.075in"/>
    </style:style>
    <style:style style:name="P181" style:parent-style-name="ParágrafodaLista" style:list-style-name="LFO5" style:family="paragraph"/>
    <style:style style:name="TableCell182" style:family="table-cell">
      <style:table-cell-properties fo:border="0.0069in solid #000000" fo:padding-top="0in" fo:padding-left="0.075in" fo:padding-bottom="0in" fo:padding-right="0.075in"/>
    </style:style>
    <style:style style:name="P183" style:parent-style-name="ParágrafodaLista" style:list-style-name="LFO5" style:family="paragraph"/>
    <style:style style:name="TableRow184" style:family="table-row">
      <style:table-row-properties/>
    </style:style>
    <style:style style:name="TableCell185" style:family="table-cell">
      <style:table-cell-properties fo:border="0.0069in solid #000000" fo:padding-top="0in" fo:padding-left="0.075in" fo:padding-bottom="0in" fo:padding-right="0.075in"/>
    </style:style>
    <style:style style:name="P186" style:parent-style-name="ParágrafodaLista" style:list-style-name="LFO5" style:family="paragraph"/>
    <style:style style:name="TableCell187" style:family="table-cell">
      <style:table-cell-properties fo:border="0.0069in solid #000000" fo:padding-top="0in" fo:padding-left="0.075in" fo:padding-bottom="0in" fo:padding-right="0.075in"/>
    </style:style>
    <style:style style:name="P188" style:parent-style-name="ParágrafodaLista" style:list-style-name="LFO5" style:family="paragraph"/>
    <style:style style:name="TableRow189" style:family="table-row">
      <style:table-row-properties/>
    </style:style>
    <style:style style:name="TableCell190" style:family="table-cell">
      <style:table-cell-properties fo:border="0.0069in solid #000000" fo:padding-top="0in" fo:padding-left="0.075in" fo:padding-bottom="0in" fo:padding-right="0.075in"/>
    </style:style>
    <style:style style:name="P191" style:parent-style-name="ParágrafodaLista" style:list-style-name="LFO5" style:family="paragraph"/>
    <style:style style:name="TableCell192" style:family="table-cell">
      <style:table-cell-properties fo:border="0.0069in solid #000000" fo:padding-top="0in" fo:padding-left="0.075in" fo:padding-bottom="0in" fo:padding-right="0.075in"/>
    </style:style>
    <style:style style:name="P193" style:parent-style-name="ParágrafodaLista" style:list-style-name="LFO5" style:family="paragraph"/>
    <style:style style:name="TableRow194" style:family="table-row">
      <style:table-row-properties/>
    </style:style>
    <style:style style:name="TableCell195" style:family="table-cell">
      <style:table-cell-properties fo:border="0.0069in solid #000000" fo:padding-top="0in" fo:padding-left="0.075in" fo:padding-bottom="0in" fo:padding-right="0.075in"/>
    </style:style>
    <style:style style:name="P196" style:parent-style-name="ParágrafodaLista" style:list-style-name="LFO5" style:family="paragraph"/>
    <style:style style:name="TableCell197" style:family="table-cell">
      <style:table-cell-properties fo:border="0.0069in solid #000000" fo:padding-top="0in" fo:padding-left="0.075in" fo:padding-bottom="0in" fo:padding-right="0.075in"/>
    </style:style>
    <style:style style:name="P198" style:parent-style-name="ParágrafodaLista" style:list-style-name="LFO5" style:family="paragraph"/>
    <style:style style:name="TableRow199" style:family="table-row">
      <style:table-row-properties/>
    </style:style>
    <style:style style:name="TableCell200" style:family="table-cell">
      <style:table-cell-properties fo:border="0.0069in solid #000000" fo:padding-top="0in" fo:padding-left="0.075in" fo:padding-bottom="0in" fo:padding-right="0.075in"/>
    </style:style>
    <style:style style:name="P201" style:parent-style-name="ParágrafodaLista" style:list-style-name="LFO5" style:family="paragraph"/>
    <style:style style:name="TableCell202" style:family="table-cell">
      <style:table-cell-properties fo:border="0.0069in solid #000000" fo:padding-top="0in" fo:padding-left="0.075in" fo:padding-bottom="0in" fo:padding-right="0.075in"/>
    </style:style>
    <style:style style:name="P203" style:parent-style-name="ParágrafodaLista" style:list-style-name="LFO5" style:family="paragraph"/>
    <style:style style:name="TableRow204" style:family="table-row">
      <style:table-row-properties/>
    </style:style>
    <style:style style:name="TableCell205" style:family="table-cell">
      <style:table-cell-properties fo:border="0.0069in solid #000000" fo:padding-top="0in" fo:padding-left="0.075in" fo:padding-bottom="0in" fo:padding-right="0.075in"/>
    </style:style>
    <style:style style:name="P206" style:parent-style-name="ParágrafodaLista" style:list-style-name="LFO5" style:family="paragraph"/>
    <style:style style:name="TableCell207" style:family="table-cell">
      <style:table-cell-properties fo:border="0.0069in solid #000000" fo:padding-top="0in" fo:padding-left="0.075in" fo:padding-bottom="0in" fo:padding-right="0.075in"/>
    </style:style>
    <style:style style:name="P208" style:parent-style-name="ParágrafodaLista" style:list-style-name="LFO5" style:family="paragraph"/>
    <style:style style:name="TableRow209" style:family="table-row">
      <style:table-row-properties/>
    </style:style>
    <style:style style:name="TableCell210" style:family="table-cell">
      <style:table-cell-properties fo:border="0.0069in solid #000000" fo:padding-top="0in" fo:padding-left="0.075in" fo:padding-bottom="0in" fo:padding-right="0.075in"/>
    </style:style>
    <style:style style:name="P211" style:parent-style-name="ParágrafodaLista" style:list-style-name="LFO5" style:family="paragraph"/>
    <style:style style:name="TableCell212" style:family="table-cell">
      <style:table-cell-properties fo:border="0.0069in solid #000000" fo:padding-top="0in" fo:padding-left="0.075in" fo:padding-bottom="0in" fo:padding-right="0.075in"/>
    </style:style>
    <style:style style:name="P213" style:parent-style-name="ParágrafodaLista" style:list-style-name="LFO5" style:family="paragraph"/>
    <style:style style:name="TableRow214" style:family="table-row">
      <style:table-row-properties/>
    </style:style>
    <style:style style:name="TableCell215" style:family="table-cell">
      <style:table-cell-properties fo:border="0.0069in solid #000000" fo:padding-top="0in" fo:padding-left="0.075in" fo:padding-bottom="0in" fo:padding-right="0.075in"/>
    </style:style>
    <style:style style:name="P216" style:parent-style-name="ParágrafodaLista" style:list-style-name="LFO5" style:family="paragraph"/>
    <style:style style:name="TableCell217" style:family="table-cell">
      <style:table-cell-properties fo:border="0.0069in solid #000000" fo:padding-top="0in" fo:padding-left="0.075in" fo:padding-bottom="0in" fo:padding-right="0.075in"/>
    </style:style>
    <style:style style:name="P218" style:parent-style-name="ParágrafodaLista" style:list-style-name="LFO5" style:family="paragraph"/>
    <style:style style:name="P219" style:parent-style-name="Normal" style:family="paragraph">
      <style:text-properties fo:language="pt" fo:country="BR"/>
    </style:style>
    <style:style style:name="P220" style:parent-style-name="Normal" style:family="paragraph">
      <style:text-properties fo:language="pt" fo:country="BR"/>
    </style:style>
    <style:style style:name="P221" style:parent-style-name="Normal" style:family="paragraph">
      <style:text-properties fo:language="pt" fo:country="BR"/>
    </style:style>
    <style:style style:name="P222" style:parent-style-name="Título1" style:list-style-name="WW_OutlineListStyle_2" style:family="paragraph">
      <style:text-properties fo:language="pt" fo:country="BR"/>
    </style:style>
    <style:style style:name="P223" style:parent-style-name="Normal" style:family="paragraph">
      <style:text-properties fo:language="pt" fo:country="BR"/>
    </style:style>
    <style:style style:name="P224" style:parent-style-name="ParágrafodaLista" style:list-style-name="LFO6" style:family="paragraph"/>
    <style:style style:name="P225" style:parent-style-name="ParágrafodaLista" style:list-style-name="LFO6" style:family="paragraph"/>
    <style:style style:name="P226" style:parent-style-name="ParágrafodaLista" style:list-style-name="LFO6" style:family="paragraph"/>
    <style:style style:name="P227" style:parent-style-name="ParágrafodaLista" style:list-style-name="LFO6" style:family="paragraph"/>
    <style:style style:name="P228" style:parent-style-name="ParágrafodaLista" style:list-style-name="LFO6" style:family="paragraph"/>
    <style:style style:name="P229" style:parent-style-name="ParágrafodaLista" style:list-style-name="LFO6" style:family="paragraph"/>
    <style:style style:name="P230" style:parent-style-name="ParágrafodaLista" style:list-style-name="LFO6" style:family="paragraph"/>
    <style:style style:name="P231" style:parent-style-name="ParágrafodaLista" style:list-style-name="LFO6" style:family="paragraph"/>
    <style:style style:name="P232" style:parent-style-name="ParágrafodaLista" style:list-style-name="LFO6" style:family="paragraph"/>
    <style:style style:name="P233" style:parent-style-name="ParágrafodaLista" style:list-style-name="LFO6" style:family="paragraph"/>
    <style:style style:name="P234" style:parent-style-name="ParágrafodaLista" style:list-style-name="LFO6" style:family="paragraph"/>
    <style:style style:name="T235" style:parent-style-name="Fonteparág.padrão" style:family="text">
      <style:text-properties fo:language="pt" fo:country="BR"/>
    </style:style>
    <style:style style:name="T236" style:parent-style-name="Fonteparág.padrão" style:family="text">
      <style:text-properties fo:language="pt" fo:country="BR"/>
    </style:style>
    <style:style style:name="T237" style:parent-style-name="Fonteparág.padrão" style:family="text">
      <style:text-properties fo:language="pt" fo:country="BR"/>
    </style:style>
    <style:style style:name="T238" style:parent-style-name="Fonteparág.padrão" style:family="text">
      <style:text-properties fo:language="pt" fo:country="BR"/>
    </style:style>
    <style:style style:name="T239" style:parent-style-name="Fonteparág.padrão" style:family="text">
      <style:text-properties fo:font-weight="bold" style:font-weight-asian="bold" style:text-underline-type="single" style:text-underline-style="solid" style:text-underline-width="auto" style:text-underline-mode="continuous" fo:language="pt" fo:country="BR"/>
    </style:style>
    <style:style style:name="T240" style:parent-style-name="Fonteparág.padrão" style:family="text">
      <style:text-properties fo:language="pt" fo:country="BR"/>
    </style:style>
    <style:style style:name="T241" style:parent-style-name="Fonteparág.padrão" style:family="text">
      <style:text-properties fo:language="pt" fo:country="BR"/>
    </style:style>
    <style:style style:name="P242" style:parent-style-name="Normal" style:family="paragraph">
      <style:text-properties fo:language="pt" fo:country="BR"/>
    </style:style>
    <style:style style:name="T243" style:parent-style-name="Fonteparág.padrão" style:family="text">
      <style:text-properties fo:language="pt" fo:country="BR"/>
    </style:style>
    <style:style style:name="T244" style:parent-style-name="Fonteparág.padrão" style:family="text">
      <style:text-properties fo:language="pt" fo:country="BR"/>
    </style:style>
    <style:style style:name="T245" style:parent-style-name="Fonteparág.padrão" style:family="text">
      <style:text-properties fo:language="pt" fo:country="BR"/>
    </style:style>
    <style:style style:name="T246" style:parent-style-name="Hyperlink" style:family="text">
      <style:text-properties fo:language="pt" fo:country="BR"/>
    </style:style>
    <style:style style:name="T247" style:parent-style-name="Fonteparág.padrão" style:family="text">
      <style:text-properties fo:language="pt" fo:country="BR"/>
    </style:style>
    <style:style style:name="T248" style:parent-style-name="Hyperlink" style:family="text">
      <style:text-properties fo:language="pt" fo:country="BR"/>
    </style:style>
    <style:style style:name="T249" style:parent-style-name="Fonteparág.padrão" style:family="text">
      <style:text-properties fo:language="pt" fo:country="BR"/>
    </style:style>
    <style:style style:name="P250" style:parent-style-name="Normal" style:family="paragraph">
      <style:text-properties fo:language="pt" fo:country="BR"/>
    </style:style>
    <style:style style:name="T251" style:parent-style-name="Fonteparág.padrão" style:family="text">
      <style:text-properties fo:language="pt" fo:country="BR"/>
    </style:style>
    <style:style style:name="T252" style:parent-style-name="Fonteparág.padrão" style:family="text">
      <style:text-properties fo:language="pt" fo:country="BR"/>
    </style:style>
    <style:style style:name="T253" style:parent-style-name="Fonteparág.padrão" style:family="text">
      <style:text-properties fo:language="pt" fo:country="BR"/>
    </style:style>
    <style:style style:name="T254" style:parent-style-name="Fonteparág.padrão" style:family="text">
      <style:text-properties fo:language="pt" fo:country="BR"/>
    </style:style>
    <style:style style:name="T255" style:parent-style-name="Fonteparág.padrão" style:family="text">
      <style:text-properties fo:language="pt" fo:country="BR"/>
    </style:style>
    <style:style style:name="T256" style:parent-style-name="Fonteparág.padrão" style:family="text">
      <style:text-properties fo:language="pt" fo:country="BR"/>
    </style:style>
    <style:style style:name="T257" style:parent-style-name="Fonteparág.padrão" style:family="text">
      <style:text-properties fo:language="pt" fo:country="BR"/>
    </style:style>
    <style:style style:name="T258" style:parent-style-name="Hyperlink" style:family="text">
      <style:text-properties fo:language="pt" fo:country="BR"/>
    </style:style>
    <style:style style:name="T259" style:parent-style-name="Hyperlink" style:family="text">
      <style:text-properties fo:language="pt" fo:country="BR"/>
    </style:style>
    <style:style style:name="T260" style:parent-style-name="Hyperlink" style:family="text">
      <style:text-properties fo:language="pt" fo:country="BR"/>
    </style:style>
    <style:style style:name="T261" style:parent-style-name="Fonteparág.padrão" style:family="text">
      <style:text-properties fo:language="pt" fo:country="BR"/>
    </style:style>
    <style:style style:name="P262" style:parent-style-name="Normal" style:family="paragraph">
      <style:text-properties fo:language="pt" fo:country="BR"/>
    </style:style>
    <style:style style:name="P263" style:parent-style-name="Normal" style:family="paragraph">
      <style:text-properties fo:language="pt" fo:country="BR"/>
    </style:style>
    <style:style style:name="P264" style:parent-style-name="Normal" style:family="paragraph">
      <style:text-properties fo:language="pt" fo:country="BR"/>
    </style:style>
    <style:style style:name="P265" style:parent-style-name="Normal" style:family="paragraph">
      <style:text-properties fo:language="pt" fo:country="BR"/>
    </style:style>
    <style:style style:name="P266" style:parent-style-name="Normal" style:family="paragraph">
      <style:text-properties fo:language="pt" fo:country="BR"/>
    </style:style>
    <style:style style:name="P267" style:parent-style-name="Normal" style:family="paragraph">
      <style:text-properties fo:language="pt" fo:country="BR"/>
    </style:style>
    <style:style style:name="P268" style:parent-style-name="Título1" style:list-style-name="WW_OutlineListStyle_2" style:family="paragraph">
      <style:text-properties fo:language="pt" fo:country="BR"/>
    </style:style>
    <style:style style:name="P269" style:parent-style-name="Normal" style:family="paragraph">
      <style:text-properties fo:language="pt" fo:country="BR"/>
    </style:style>
    <style:style style:name="P270" style:parent-style-name="ParágrafodaLista" style:list-style-name="LFO7" style:family="paragraph"/>
    <style:style style:name="P271" style:parent-style-name="ParágrafodaLista" style:list-style-name="LFO7" style:family="paragraph"/>
    <style:style style:name="P272" style:parent-style-name="ParágrafodaLista" style:list-style-name="LFO7" style:family="paragraph"/>
    <style:style style:name="P273" style:parent-style-name="ParágrafodaLista" style:list-style-name="LFO7" style:family="paragraph"/>
    <style:style style:name="P274" style:parent-style-name="ParágrafodaLista" style:list-style-name="LFO7" style:family="paragraph"/>
    <style:style style:name="P275" style:parent-style-name="ParágrafodaLista" style:list-style-name="LFO7" style:family="paragraph"/>
    <style:style style:name="P276" style:parent-style-name="ParágrafodaLista" style:list-style-name="LFO7" style:family="paragraph"/>
    <style:style style:name="P277" style:parent-style-name="ParágrafodaLista" style:list-style-name="LFO7" style:family="paragraph"/>
    <style:style style:name="P278" style:parent-style-name="ParágrafodaLista" style:list-style-name="LFO7" style:family="paragraph"/>
    <style:style style:name="P279" style:parent-style-name="ParágrafodaLista" style:list-style-name="LFO7" style:family="paragraph"/>
    <style:style style:name="P280" style:parent-style-name="ParágrafodaLista" style:list-style-name="LFO7" style:family="paragraph"/>
    <style:style style:name="P281" style:parent-style-name="ParágrafodaLista" style:list-style-name="LFO7" style:family="paragraph"/>
  </office:automatic-styles>
  <office:body>
    <office:text text:use-soft-page-breaks="true">
      <text:p text:style-name="P1"/>
      <text:p text:style-name="P5"/>
      <text:p text:style-name="P6"/>
      <text:p text:style-name="P7"/>
      <text:p text:style-name="P8"/>
      <text:p text:style-name="P9"/>
      <text:p text:style-name="P10">RELPREV</text:p>
      <text:p text:style-name="P11">Plano de Gerência de Recursos Humanos</text:p>
      <text:p text:style-name="P12">Versão 1.0</text:p>
      <text:soft-page-break/>
      <text:p text:style-name="P13">Histórico da Revisão</text:p>
      <text:p text:style-name="P49"/>
      <table:table table:style-name="Table50">
        <table:table-columns>
          <table:table-column table:style-name="TableColumn51"/>
          <table:table-column table:style-name="TableColumn52"/>
          <table:table-column table:style-name="TableColumn53"/>
          <table:table-column table:style-name="TableColumn54"/>
        </table:table-columns>
        <table:table-row table:style-name="TableRow55">
          <table:table-cell table:style-name="TableCell56">
            <text:p text:style-name="P57">Data</text:p>
          </table:table-cell>
          <table:table-cell table:style-name="TableCell58">
            <text:p text:style-name="P59">Versão</text:p>
          </table:table-cell>
          <table:table-cell table:style-name="TableCell60">
            <text:p text:style-name="P61">Descrição</text:p>
          </table:table-cell>
          <table:table-cell table:style-name="TableCell62">
            <text:p text:style-name="P63">Autor</text:p>
          </table:table-cell>
        </table:table-row>
        <table:table-row table:style-name="TableRow64">
          <table:table-cell table:style-name="TableCell65">
            <text:p text:style-name="P66">10/10/2013</text:p>
          </table:table-cell>
          <table:table-cell table:style-name="TableCell67">
            <text:p text:style-name="P68">1.0</text:p>
          </table:table-cell>
          <table:table-cell table:style-name="TableCell69">
            <text:p text:style-name="P70">Criação do documento.</text:p>
          </table:table-cell>
          <table:table-cell table:style-name="TableCell71">
            <text:p text:style-name="P72">Lucas Carvalho Lima</text:p>
          </table:table-cell>
        </table:table-row>
        <table:table-row table:style-name="TableRow73">
          <table:table-cell table:style-name="TableCell74">
            <text:p text:style-name="P75"/>
          </table:table-cell>
          <table:table-cell table:style-name="TableCell76">
            <text:p text:style-name="P77"/>
          </table:table-cell>
          <table:table-cell table:style-name="TableCell78">
            <text:p text:style-name="P79"/>
          </table:table-cell>
          <table:table-cell table:style-name="TableCell80">
            <text:p text:style-name="P81"/>
          </table:table-cell>
        </table:table-row>
      </table:table>
      <text:p text:style-name="P82"/>
      <text:soft-page-break/>
      <text:p text:style-name="P83"><text:span text:style-name="T84">Índice Analítico</text:span></text:p>
      <text:table-of-content text:name="_TOC0">
        <text:table-of-content-source text:outline-level="3" text:use-outline-level="true" text:use-index-marks="false" text:use-index-source-styles="false" text:index-scope="document">
          <text:table-of-content-entry-template text:outline-level="1" text:style-name="Sumário1">
            <text:index-entry-text/>
            <text:index-entry-tab-stop style:type="right"/>
            <text:index-entry-page-number/>
          </text:table-of-content-entry-template>
          <text:table-of-content-entry-template text:outline-level="2" text:style-name="Sumário2">
            <text:index-entry-text/>
            <text:index-entry-tab-stop style:type="right"/>
            <text:index-entry-page-number/>
          </text:table-of-content-entry-template>
          <text:table-of-content-entry-template text:outline-level="3" text:style-name="Sumário3">
            <text:index-entry-text/>
            <text:index-entry-tab-stop style:type="right"/>
            <text:index-entry-page-number/>
          </text:table-of-content-entry-template>
        </text:table-of-content-source>
        <text:index-body>
          <text:p text:style-name="P85"><text:span text:style-name="T86">1.Descrição do documento</text:span><text:span text:style-name="T87"><text:tab/>4</text:span></text:p>
          <text:p text:style-name="P88"><text:span text:style-name="T89">2.</text:span><text:span text:style-name="T90"><text:tab/></text:span><text:span text:style-name="T91">Recursos Humanos</text:span><text:span text:style-name="T92"><text:tab/></text:span><text:span text:style-name="T93">4</text:span></text:p>
          <text:p text:style-name="P94"><text:span text:style-name="T95">3.</text:span><text:span text:style-name="T96"><text:tab/></text:span><text:span text:style-name="T97">Equipes de trabalho</text:span><text:span text:style-name="T98"><text:tab/></text:span><text:span text:style-name="T99">5</text:span></text:p>
          <text:p text:style-name="P100"><text:span text:style-name="T101">4.</text:span><text:span text:style-name="T102"><text:tab/></text:span><text:span text:style-name="T103">Definições d</text:span><text:span text:style-name="T104">e Recursos Humanos</text:span><text:span text:style-name="T105"><text:tab/></text:span><text:span text:style-name="T106">5</text:span></text:p>
        </text:index-body>
      </text:table-of-content>
      <text:p text:style-name="P107"><text:span text:style-name="T108">5.</text:span><text:span text:style-name="T109"><text:tab/></text:span><text:span text:style-name="T110">Papéis</text:span><text:span text:style-name="T111"><text:tab/></text:span><text:span text:style-name="T112">6</text:span></text:p>
      <text:p text:style-name="Título"/>
      <text:soft-page-break/>
      <text:p text:style-name="P113"><text:span text:style-name="T114">Nome documento</text:span></text:p>
      <text:h text:style-name="P115" text:outline-level="1">Descrição do documento</text:h>
      <text:p text:style-name="P116"/>
      <text:p text:style-name="P117">O documento lista os participantes do projeto, define como serão organizadas as<text:s/>equipes de trabalho, define o repositório de ativos do processo e documenta como será realizada a gerência de recursos humanos no projeto.</text:p>
      <text:h text:style-name="P118" text:outline-level="2"/>
      <text:h text:style-name="P119" text:outline-level="1">Recursos Humanos</text:h>
      <text:h text:style-name="P120" text:outline-level="1"/>
      <table:table table:style-name="Table121">
        <table:table-columns>
          <table:table-column table:style-name="TableColumn122"/>
          <table:table-column table:style-name="TableColumn123"/>
        </table:table-columns>
        <table:table-row table:style-name="TableRow124">
          <table:table-cell table:style-name="TableCell125">
            <text:list text:style-name="LFO5" text:continue-numbering="true">
              <text:list-item>
                <text:p text:style-name="P126">Ana Cláudia Santana Moreira</text:p>
              </text:list-item>
            </text:list>
          </table:table-cell>
          <table:table-cell table:style-name="TableCell127">
            <text:list text:style-name="LFO5" text:continue-numbering="true">
              <text:list-item>
                <text:p text:style-name="P128">Andressa Gonçalves Guimarães</text:p>
              </text:list-item>
            </text:list>
          </table:table-cell>
        </table:table-row>
        <table:table-row table:style-name="TableRow129">
          <table:table-cell table:style-name="TableCell130">
            <text:list text:style-name="LFO5" text:continue-numbering="true">
              <text:list-item>
                <text:p text:style-name="P131">Antônio Carlos</text:p>
              </text:list-item>
            </text:list>
          </table:table-cell>
          <table:table-cell table:style-name="TableCell132">
            <text:list text:style-name="LFO5" text:continue-numbering="true">
              <text:list-item>
                <text:p text:style-name="P133">Arthur Melo</text:p>
              </text:list-item>
            </text:list>
          </table:table-cell>
        </table:table-row>
        <table:table-row table:style-name="TableRow134">
          <table:table-cell table:style-name="TableCell135">
            <text:list text:style-name="LFO5" text:continue-numbering="true">
              <text:list-item>
                <text:p text:style-name="P136">Artur<text:s/>Pascualote</text:p>
              </text:list-item>
            </text:list>
          </table:table-cell>
          <table:table-cell table:style-name="TableCell137">
            <text:list text:style-name="LFO5" text:continue-numbering="true">
              <text:list-item>
                <text:p text:style-name="P138">Augusto Cesar</text:p>
              </text:list-item>
            </text:list>
          </table:table-cell>
        </table:table-row>
        <table:table-row table:style-name="TableRow139">
          <table:table-cell table:style-name="TableCell140">
            <text:list text:style-name="LFO5" text:continue-numbering="true">
              <text:list-item>
                <text:p text:style-name="P141">Benedito Cardoso</text:p>
              </text:list-item>
            </text:list>
          </table:table-cell>
          <table:table-cell table:style-name="TableCell142">
            <text:list text:style-name="LFO5" text:continue-numbering="true">
              <text:list-item>
                <text:p text:style-name="P143">Bruno César</text:p>
              </text:list-item>
            </text:list>
          </table:table-cell>
        </table:table-row>
        <table:table-row table:style-name="TableRow144">
          <table:table-cell table:style-name="TableCell145">
            <text:list text:style-name="LFO5" text:continue-numbering="true">
              <text:list-item>
                <text:p text:style-name="P146">Bruno Luz</text:p>
              </text:list-item>
            </text:list>
          </table:table-cell>
          <table:table-cell table:style-name="TableCell147">
            <text:list text:style-name="LFO5" text:continue-numbering="true">
              <text:list-item>
                <text:p text:style-name="P148">Ciro Anacleto</text:p>
              </text:list-item>
            </text:list>
          </table:table-cell>
        </table:table-row>
        <table:table-row table:style-name="TableRow149">
          <table:table-cell table:style-name="TableCell150">
            <text:list text:style-name="LFO5" text:continue-numbering="true">
              <text:list-item>
                <text:p text:style-name="P151">Cláudio Cavalcante</text:p>
              </text:list-item>
            </text:list>
          </table:table-cell>
          <table:table-cell table:style-name="TableCell152">
            <text:list text:style-name="LFO5" text:continue-numbering="true">
              <text:list-item>
                <text:p text:style-name="P153">Daniel Gomes dos Santos</text:p>
              </text:list-item>
            </text:list>
          </table:table-cell>
        </table:table-row>
        <table:table-row table:style-name="TableRow154">
          <table:table-cell table:style-name="TableCell155">
            <text:list text:style-name="LFO5" text:continue-numbering="true">
              <text:list-item>
                <text:p text:style-name="P156">Daniella Costa</text:p>
              </text:list-item>
            </text:list>
          </table:table-cell>
          <table:table-cell table:style-name="TableCell157">
            <text:list text:style-name="LFO5" text:continue-numbering="true">
              <text:list-item>
                <text:p text:style-name="P158">Danillo Pinheiro</text:p>
              </text:list-item>
            </text:list>
          </table:table-cell>
        </table:table-row>
        <table:table-row table:style-name="TableRow159">
          <table:table-cell table:style-name="TableCell160">
            <text:list text:style-name="LFO5" text:continue-numbering="true">
              <text:list-item>
                <text:p text:style-name="P161">Danilo Guimarães Lemes</text:p>
              </text:list-item>
            </text:list>
          </table:table-cell>
          <table:table-cell table:style-name="TableCell162">
            <text:list text:style-name="LFO5" text:continue-numbering="true">
              <text:list-item>
                <text:p text:style-name="P163">Danillo Guimarães de Oliveira</text:p>
              </text:list-item>
            </text:list>
          </table:table-cell>
        </table:table-row>
        <table:table-row table:style-name="TableRow164">
          <table:table-cell table:style-name="TableCell165">
            <text:list text:style-name="LFO5" text:continue-numbering="true">
              <text:list-item>
                <text:p text:style-name="P166">Emerson José Porfírio</text:p>
              </text:list-item>
            </text:list>
          </table:table-cell>
          <table:table-cell table:style-name="TableCell167">
            <text:list text:style-name="LFO5" text:continue-numbering="true">
              <text:list-item>
                <text:p text:style-name="P168">Fellipe César</text:p>
              </text:list-item>
            </text:list>
          </table:table-cell>
        </table:table-row>
        <table:table-row table:style-name="TableRow169">
          <table:table-cell table:style-name="TableCell170">
            <text:list text:style-name="LFO5" text:continue-numbering="true">
              <text:list-item>
                <text:p text:style-name="P171">Gabriel<text:s/>Benício</text:p>
              </text:list-item>
            </text:list>
          </table:table-cell>
          <table:table-cell table:style-name="TableCell172">
            <text:list text:style-name="LFO5" text:continue-numbering="true">
              <text:list-item>
                <text:p text:style-name="P173">Gabriel Moreira</text:p>
              </text:list-item>
            </text:list>
          </table:table-cell>
        </table:table-row>
        <table:table-row table:style-name="TableRow174">
          <table:table-cell table:style-name="TableCell175">
            <text:list text:style-name="LFO5" text:continue-numbering="true">
              <text:list-item>
                <text:p text:style-name="P176">Guilherme Pereira</text:p>
              </text:list-item>
            </text:list>
          </table:table-cell>
          <table:table-cell table:style-name="TableCell177">
            <text:list text:style-name="LFO5" text:continue-numbering="true">
              <text:list-item>
                <text:p text:style-name="P178">Gustavo Martins</text:p>
              </text:list-item>
            </text:list>
          </table:table-cell>
        </table:table-row>
        <table:table-row table:style-name="TableRow179">
          <table:table-cell table:style-name="TableCell180">
            <text:list text:style-name="LFO5" text:continue-numbering="true">
              <text:list-item>
                <text:p text:style-name="P181">Hallison Bruno</text:p>
              </text:list-item>
            </text:list>
          </table:table-cell>
          <table:table-cell table:style-name="TableCell182">
            <text:list text:style-name="LFO5" text:continue-numbering="true">
              <text:list-item>
                <text:p text:style-name="P183">Herbert Nunes</text:p>
              </text:list-item>
            </text:list>
          </table:table-cell>
        </table:table-row>
        <table:table-row table:style-name="TableRow184">
          <table:table-cell table:style-name="TableCell185">
            <text:list text:style-name="LFO5" text:continue-numbering="true">
              <text:list-item>
                <text:p text:style-name="P186">Jonathan Silva</text:p>
              </text:list-item>
            </text:list>
          </table:table-cell>
          <table:table-cell table:style-name="TableCell187">
            <text:list text:style-name="LFO5" text:continue-numbering="true">
              <text:list-item>
                <text:p text:style-name="P188">Lucas Carvalho</text:p>
              </text:list-item>
            </text:list>
          </table:table-cell>
        </table:table-row>
        <table:table-row table:style-name="TableRow189">
          <table:table-cell table:style-name="TableCell190">
            <text:list text:style-name="LFO5" text:continue-numbering="true">
              <text:list-item>
                <text:p text:style-name="P191">Marcos Paulo</text:p>
              </text:list-item>
            </text:list>
          </table:table-cell>
          <table:table-cell table:style-name="TableCell192">
            <text:list text:style-name="LFO5" text:continue-numbering="true">
              <text:list-item>
                <text:p text:style-name="P193">Muryllo Tiraza</text:p>
              </text:list-item>
            </text:list>
          </table:table-cell>
        </table:table-row>
        <table:table-row table:style-name="TableRow194">
          <table:table-cell table:style-name="TableCell195">
            <text:list text:style-name="LFO5" text:continue-numbering="true">
              <text:list-item>
                <text:p text:style-name="P196">Natan Pimenta</text:p>
              </text:list-item>
            </text:list>
          </table:table-cell>
          <table:table-cell table:style-name="TableCell197">
            <text:list text:style-name="LFO5" text:continue-numbering="true">
              <text:list-item>
                <text:p text:style-name="P198">Rafael Braga</text:p>
              </text:list-item>
            </text:list>
          </table:table-cell>
        </table:table-row>
        <table:table-row table:style-name="TableRow199">
          <table:table-cell table:style-name="TableCell200">
            <text:list text:style-name="LFO5" text:continue-numbering="true">
              <text:list-item>
                <text:p text:style-name="P201">Raul Barca</text:p>
              </text:list-item>
            </text:list>
          </table:table-cell>
          <table:table-cell table:style-name="TableCell202">
            <text:list text:style-name="LFO5" text:continue-numbering="true">
              <text:list-item>
                <text:p text:style-name="P203">Rhaissa Nogueira</text:p>
              </text:list-item>
            </text:list>
          </table:table-cell>
        </table:table-row>
        <text:soft-page-break/>
        <table:table-row table:style-name="TableRow204">
          <table:table-cell table:style-name="TableCell205">
            <text:list text:style-name="LFO5" text:continue-numbering="true">
              <text:list-item>
                <text:p text:style-name="P206">Rogério Tristão</text:p>
              </text:list-item>
            </text:list>
          </table:table-cell>
          <table:table-cell table:style-name="TableCell207">
            <text:list text:style-name="LFO5" text:continue-numbering="true">
              <text:list-item>
                <text:p text:style-name="P208">Rúben Borges</text:p>
              </text:list-item>
            </text:list>
          </table:table-cell>
        </table:table-row>
        <table:table-row table:style-name="TableRow209">
          <table:table-cell table:style-name="TableCell210">
            <text:list text:style-name="LFO5" text:continue-numbering="true">
              <text:list-item>
                <text:p text:style-name="P211">Thaís Cardoso</text:p>
              </text:list-item>
            </text:list>
          </table:table-cell>
          <table:table-cell table:style-name="TableCell212">
            <text:list text:style-name="LFO5" text:continue-numbering="true">
              <text:list-item>
                <text:p text:style-name="P213">Thiago Fernandes</text:p>
              </text:list-item>
            </text:list>
          </table:table-cell>
        </table:table-row>
        <table:table-row table:style-name="TableRow214">
          <table:table-cell table:style-name="TableCell215">
            <text:list text:style-name="LFO5" text:continue-numbering="true">
              <text:list-item>
                <text:p text:style-name="P216">Vinícius Dantas</text:p>
              </text:list-item>
            </text:list>
          </table:table-cell>
          <table:table-cell table:style-name="TableCell217">
            <text:list text:style-name="LFO5" text:continue-numbering="true">
              <text:list-item>
                <text:p text:style-name="P218">Ulysses Alexandre Alves</text:p>
              </text:list-item>
            </text:list>
          </table:table-cell>
        </table:table-row>
      </table:table>
      <text:p text:style-name="P219"/>
      <text:p text:style-name="P220"/>
      <text:p text:style-name="P221"/>
      <text:h text:style-name="P222" text:outline-level="1">Equipes de trabalho</text:h>
      <text:p text:style-name="P223"/>
      <text:list text:style-name="LFO6" text:continue-numbering="true">
        <text:list-item>
          <text:p text:style-name="P224">Gerência de Projetos</text:p>
        </text:list-item>
        <text:list-item>
          <text:p text:style-name="P225">Gerência de Requisitos</text:p>
        </text:list-item>
        <text:list-item>
          <text:p text:style-name="P226">Gerência de Configuração</text:p>
        </text:list-item>
        <text:list-item>
          <text:p text:style-name="P227">Gerência de Qualidade</text:p>
        </text:list-item>
        <text:list-item>
          <text:p text:style-name="P228">Medição</text:p>
        </text:list-item>
        <text:list-item>
          <text:p text:style-name="P229">Desenvolvimento de requisitos</text:p>
        </text:list-item>
        <text:list-item>
          <text:p text:style-name="P230">Construção-Arquitetura</text:p>
        </text:list-item>
        <text:list-item>
          <text:p text:style-name="P231">Construção-BackEnd</text:p>
        </text:list-item>
        <text:list-item>
          <text:p text:style-name="P232">Construção-FrontEnd</text:p>
        </text:list-item>
        <text:list-item>
          <text:p text:style-name="P233">Verificação</text:p>
        </text:list-item>
        <text:list-item>
          <text:p text:style-name="P234">Validação</text:p>
        </text:list-item>
      </text:list>
      <text:p text:style-name="Normal"/>
      <text:h text:style-name="Título1" text:outline-level="1"><text:span text:style-name="T235">Definições</text:span><text:s/>de<text:s/><text:span text:style-name="T236">Recursos</text:span><text:s/><text:span text:style-name="T237">Humanos</text:span></text:h>
      <text:p text:style-name="Normal"/>
      <text:p text:style-name="Normal"><text:span text:style-name="T238">As equipes de trabalho<text:s/></text:span><text:span text:style-name="T239">não</text:span><text:span text:style-name="T240"><text:s/>serão fixas. A cada Sprint do projeto as equipes poderão ser reajustadas, dependendo das necessidades e do andamento do projeto. O organograma das equipes deverá<text:s/></text:span><text:span text:style-name="T241">ser divulgado sempre que uma Sprint nova iniciar, junto do documento de planejamento da Sprint.<text:s/></text:span></text:p>
      <text:p text:style-name="P242"/>
      <text:p text:style-name="Normal"><text:span text:style-name="T243">O calendário das sprints do projeto pode ser encontrado no repositório do projeto, na área destinada<text:s/></text:span><text:span text:style-name="T244">à</text:span><text:span text:style-name="T245"><text:s/>gerência de<text:s/></text:span><text:a xlink:href="https://code.google.com/p/relprev-022013/source/browse/#svn%2Ftrunk%2Fartefatos_de_processo%2FGPR%2FTempo" office:target-frame-name="_top" xlink:show="replace"><text:span text:style-name="T246">Tempo</text:span></text:a><text:span text:style-name="T247">, ou ainda, no<text:s/></text:span><text:a xlink:href="http://projetos.fabrica.inf.ufg.br/redmine/projects/relprev-022013-/issues/gantt" office:target-frame-name="_top" xlink:show="replace"><text:span text:style-name="T248">Redmine</text:span></text:a><text:span text:style-name="T249"><text:s/>do projeto.</text:span></text:p>
      <text:p text:style-name="P250"/>
      <text:p text:style-name="Normal"><text:span text:style-name="T251">Todos<text:s/></text:span><text:span text:style-name="T252">os</text:span><text:span text:style-name="T253"><text:s/>artefatos</text:span><text:span text:style-name="T254"><text:s/>de RH</text:span><text:span text:style-name="T255"><text:s/>podem ser encontrados no repositório do projeto, na área destinada<text:s/></text:span><text:span text:style-name="T256">à</text:span><text:span text:style-name="T257"><text:s/>gerência dos<text:s/></text:span><text:a xlink:href="https://code.google.com/p/relprev-022013/source/browse/#svn%2Ftrunk%2Fartefatos_de_processo%2FGPR%2FRecursos_Humanos" office:target-frame-name="_top" xlink:show="replace"><text:span text:style-name="T258">Rec</text:span><text:bookmark-start text:name="_Hlt369271413"/><text:bookmark-start text:name="_Hlt369271414"/><text:span text:style-name="T259">u</text:span><text:bookmark-end text:name="_Hlt369271413"/><text:bookmark-end text:name="_Hlt369271414"/><text:span text:style-name="T260">rsos Humanos</text:span></text:a><text:span text:style-name="T261">.</text:span></text:p>
      <text:p text:style-name="P262"/>
      <text:p text:style-name="P263">Cada equipe deverá ter um<text:s/>gerente. Esse<text:s/>líder<text:s/>é responsável por gerenciar a equipe (dividindo tarefas, alocando membros,...), manter contato com a equipe de gerência de projetos e manter contato com os<text:s/>gerentes das outras<text:s/><text:soft-page-break/>equipes. É ao gerente<text:s/>que serão atribuídas as atividades, portanto, cabe a ele manter-se sempre alinhado com a equipe de gerência de projetos, garantindo que o andamento das atividades desenvolvidas seja divulgado sempre.</text:p>
      <text:p text:style-name="P264"/>
      <text:p text:style-name="P265"><text:s/>Também é tarefa de cada<text:s/>gerente<text:s/>a validação dos relatórios individuais enviados semanalmente por cada membro da equipe, ou seja, ele deverá informar, durante as reuniões de encerramento de Sprint, quais dos membros de sua equipe realmente cumpriram as atividades que lhes foram atribuídas.<text:s/></text:p>
      <text:p text:style-name="P266"/>
      <text:p text:style-name="P267"/>
      <text:h text:style-name="P268" text:outline-level="1">Papéis</text:h>
      <text:p text:style-name="P269"/>
      <text:list text:style-name="LFO7" text:continue-numbering="true">
        <text:list-item>
          <text:p text:style-name="P270">Gerente de projetos</text:p>
        </text:list-item>
        <text:list-item>
          <text:p text:style-name="P271">Gerente de Requisitos</text:p>
        </text:list-item>
        <text:list-item>
          <text:p text:style-name="P272">Gerente de Configuração</text:p>
        </text:list-item>
        <text:list-item>
          <text:p text:style-name="P273">Gerente de Qualidade</text:p>
        </text:list-item>
        <text:list-item>
          <text:p text:style-name="P274">Gerente de Medição</text:p>
        </text:list-item>
        <text:list-item>
          <text:p text:style-name="P275">Gerente de Desenvolvimento de Requisitos</text:p>
        </text:list-item>
        <text:list-item>
          <text:p text:style-name="P276">Gerente de Verificação</text:p>
        </text:list-item>
        <text:list-item>
          <text:p text:style-name="P277">Gerente de Validação</text:p>
        </text:list-item>
        <text:list-item>
          <text:p text:style-name="P278">Gerente de Construção - Arquitetura</text:p>
        </text:list-item>
        <text:list-item>
          <text:p text:style-name="P279">Gerente de Construção – Back End</text:p>
        </text:list-item>
        <text:list-item>
          <text:p text:style-name="P280">Gerente de Construção – Front End</text:p>
        </text:list-item>
        <text:list-item>
          <text:p text:style-name="P281">Engenheiro de Softwar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margin-top="0.0833in" fo:margin-bottom="0.0416in" fo:margin-left="0.5in" fo:text-indent="-0.5in">
        <style:tab-stops/>
      </style:paragraph-properties>
      <style:text-properties style:font-name="Arial" fo:font-weight="bold" style:font-weight-asian="bold" style:font-weight-complex="bold" fo:font-size="12pt" style:font-size-asian="12pt" style:font-size-complex="12pt" fo:hyphenate="false"/>
    </style:style>
    <style:style style:name="Título2" style:display-name="Título 2" style:family="paragraph" style:parent-style-name="Título1" style:next-style-name="Normal" style:default-outline-level="2">
      <style:text-properties fo:font-size="10pt" style:font-size-asian="10pt" style:font-size-complex="10pt" fo:hyphenate="false"/>
    </style:style>
    <style:style style:name="Título3" style:display-name="Título 3" style:family="paragraph" style:parent-style-name="Título1" style:next-style-name="Normal" style:default-outline-level="3">
      <style:text-properties fo:font-weight="normal" style:font-weight-asian="normal" style:font-weight-complex="normal" fo:font-style="italic" style:font-style-asian="italic" style:font-style-complex="italic" fo:font-size="10pt" style:font-size-asian="10pt" style:font-size-complex="10pt" fo:hyphenate="false"/>
    </style:style>
    <style:style style:name="Título4" style:display-name="Título 4" style:family="paragraph" style:parent-style-name="Título1" style:next-style-name="Normal" style:default-outline-level="4">
      <style:text-properties fo:font-weight="normal" style:font-weight-asian="normal" style:font-weight-complex="normal" fo:font-size="10pt" style:font-size-asian="10pt" style:font-size-complex="10pt" fo:hyphenate="false"/>
    </style:style>
    <style:style style:name="Título5" style:display-name="Título 5" style:family="paragraph" style:parent-style-name="Normal" style:next-style-name="Normal" style:default-outline-level="5">
      <style:paragraph-properties fo:margin-top="0.1666in" fo:margin-bottom="0.0416in" fo:margin-left="2in">
        <style:tab-stops/>
      </style:paragraph-properties>
      <style:text-properties fo:font-size="11pt" style:font-size-asian="11pt" style:font-size-complex="11pt" fo:hyphenate="false"/>
    </style:style>
    <style:style style:name="Título6" style:display-name="Título 6" style:family="paragraph" style:parent-style-name="Normal" style:next-style-name="Normal" style:default-outline-level="6">
      <style:paragraph-properties fo:margin-top="0.1666in" fo:margin-bottom="0.0416in" fo:margin-left="2in">
        <style:tab-stops/>
      </style:paragraph-properties>
      <style:text-properties fo:font-style="italic" style:font-style-asian="italic" style:font-style-complex="italic" fo:font-size="11pt" style:font-size-asian="11pt" style:font-size-complex="11pt" fo:hyphenate="false"/>
    </style:style>
    <style:style style:name="Título7" style:display-name="Título 7" style:family="paragraph" style:parent-style-name="Normal" style:next-style-name="Normal" style:default-outline-level="7">
      <style:paragraph-properties fo:margin-top="0.1666in" fo:margin-bottom="0.0416in" fo:margin-left="2in">
        <style:tab-stops/>
      </style:paragraph-properties>
      <style:text-properties fo:hyphenate="false"/>
    </style:style>
    <style:style style:name="Título8" style:display-name="Título 8" style:family="paragraph" style:parent-style-name="Normal" style:next-style-name="Normal" style:default-outline-level="8">
      <style:paragraph-properties fo:margin-top="0.1666in" fo:margin-bottom="0.0416in" fo:margin-left="2in">
        <style:tab-stops/>
      </style:paragraph-properties>
      <style:text-properties fo:font-style="italic" style:font-style-asian="italic" style:font-style-complex="italic" fo:hyphenate="false"/>
    </style:style>
    <style:style style:name="Título9" style:display-name="Título 9" style:family="paragraph" style:parent-style-name="Normal" style:next-style-name="Normal" style:default-outline-level="9">
      <style:paragraph-properties fo:margin-top="0.1666in" fo:margin-bottom="0.0416in" fo:margin-left="2in">
        <style:tab-stops/>
      </style:paragraph-properties>
      <style:text-properties fo:font-weight="bold" style:font-weight-asian="bold" style:font-weight-complex="bold" fo:font-style="italic" style:font-style-asian="italic" style:font-style-complex="italic" fo:font-size="9pt" style:font-size-asian="9pt" style:font-size-complex="9pt" fo:hyphenate="false"/>
    </style:style>
    <style:style style:name="Normal" style:display-name="Normal" style:family="paragraph">
      <style:paragraph-properties fo:widows="0" fo:orphans="0" style:text-autospace="none" style:line-height-at-least="0.1666in"/>
      <style:text-properties fo:language="en" fo:country="US" style:language-asian="en" style:country-asian="US" fo:hyphenate="false"/>
    </style:style>
    <style:style style:name="Fonteparág.padrão" style:display-name="Fonte parág. padrão" style:family="text"/>
    <style:style style:name="WW_CharLFO1LVL1" style:family="text">
      <style:text-properties style:font-name="Times New Roman" style:font-name-complex="Times New Roman" fo:font-size="11pt" style:font-size-asian="11pt" style:font-size-complex="11pt"/>
    </style:style>
    <text:list-style style:name="WW_OutlineListStyle_2" style:display-name="WW_OutlineListStyle_2">
      <text:list-level-style-number text:level="1" text:style-name="WW_CharLFO1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Paragraph2" style:display-name="Paragraph2" style:family="paragraph" style:parent-style-name="Normal">
      <style:paragraph-properties fo:text-align="justify" fo:margin-top="0.0555in" fo:margin-left="0.5in">
        <style:tab-stops/>
      </style:paragraph-properties>
      <style:text-properties fo:color="#000000" fo:language="en" fo:country="AU" fo:hyphenate="false"/>
    </style:style>
    <style:style style:name="Título" style:display-name="Título" style:family="paragraph" style:parent-style-name="Normal" style:next-style-name="Normal">
      <style:paragraph-properties fo:text-align="center" fo:line-height="100%"/>
      <style:text-properties style:font-name="Arial" fo:font-weight="bold" style:font-weight-asian="bold" style:font-weight-complex="bold" fo:font-size="18pt" style:font-size-asian="18pt" style:font-size-complex="18pt" fo:hyphenate="false"/>
    </style:style>
    <style:style style:name="Subtítulo" style:display-name="Subtítulo" style:family="paragraph" style:parent-style-name="Normal">
      <style:paragraph-properties fo:text-align="center" fo:margin-bottom="0.0416in"/>
      <style:text-properties style:font-name="Arial" fo:font-style="italic" style:font-style-asian="italic" style:font-style-complex="italic" fo:font-size="18pt" style:font-size-asian="18pt" style:font-size-complex="18pt" fo:language="en" fo:country="AU" fo:hyphenate="false"/>
    </style:style>
    <style:style style:name="Recuonormal" style:display-name="Recuo normal" style:family="paragraph" style:parent-style-name="Normal">
      <style:paragraph-properties fo:margin-left="0.625in" fo:text-indent="-0.625in">
        <style:tab-stops/>
      </style:paragraph-properties>
      <style:text-properties fo:hyphenate="false"/>
    </style:style>
    <style:style style:name="Sumário1" style:display-name="Sumário 1" style:family="paragraph" style:parent-style-name="Normal" style:next-style-name="Normal" style:auto-update="true">
      <style:paragraph-properties fo:margin-top="0.1666in" fo:margin-bottom="0.0416in" fo:margin-right="0.5in">
        <style:tab-stops>
          <style:tab-stop style:type="right" style:position="6.5in"/>
        </style:tab-stops>
      </style:paragraph-properties>
      <style:text-properties fo:hyphenate="false"/>
    </style:style>
    <style:style style:name="Sumário2" style:display-name="Sumário 2" style:family="paragraph" style:parent-style-name="Normal" style:next-style-name="Normal" style:auto-update="true">
      <style:paragraph-properties fo:margin-left="0.3in" fo:margin-right="0.5in">
        <style:tab-stops>
          <style:tab-stop style:type="right" style:position="6.2in"/>
        </style:tab-stops>
      </style:paragraph-properties>
      <style:text-properties fo:hyphenate="false"/>
    </style:style>
    <style:style style:name="Sumário3" style:display-name="Sumário 3" style:family="paragraph" style:parent-style-name="Normal" style:next-style-name="Normal" style:auto-update="true">
      <style:paragraph-properties fo:margin-left="0.6in">
        <style:tab-stops>
          <style:tab-stop style:type="left" style:position="0.4in"/>
          <style:tab-stop style:type="right" style:position="5.9in"/>
        </style:tab-stops>
      </style:paragraph-properties>
      <style:text-properties fo:hyphenate="false"/>
    </style:style>
    <style:style style:name="Cabeçalho" style:display-name="Cabeçalho"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Rodapé" style:display-name="Rodapé"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Númerodepágina" style:display-name="Número de página" style:family="text" style:parent-style-name="Fonteparág.padrão"/>
    <style:style style:name="Bullet1" style:display-name="Bullet1" style:family="paragraph" style:parent-style-name="Normal">
      <style:paragraph-properties fo:margin-left="0.5in" fo:text-indent="-0.3in">
        <style:tab-stops/>
      </style:paragraph-properties>
      <style:text-properties fo:hyphenate="false"/>
    </style:style>
    <style:style style:name="Bullet2" style:display-name="Bullet2" style:family="paragraph" style:parent-style-name="Normal">
      <style:paragraph-properties fo:margin-left="1in" fo:text-indent="-0.25in">
        <style:tab-stops/>
      </style:paragraph-properties>
      <style:text-properties fo:color="#000080" fo:hyphenate="false"/>
    </style:style>
    <style:style style:name="Tabletext" style:display-name="Tabletext" style:family="paragraph" style:parent-style-name="Normal">
      <style:paragraph-properties fo:keep-together="always" fo:margin-bottom="0.0833in"/>
      <style:text-properties fo:hyphenate="false"/>
    </style:style>
    <style:style style:name="Corpodetexto" style:display-name="Corpo de texto" style:family="paragraph" style:parent-style-name="Normal">
      <style:paragraph-properties fo:keep-together="always" fo:margin-bottom="0.0833in" fo:margin-left="0.5in">
        <style:tab-stops/>
      </style:paragraph-properties>
      <style:text-properties fo:hyphenate="false"/>
    </style:style>
    <style:style style:name="MapadoDocumento" style:display-name="Mapa do Documento" style:family="paragraph" style:parent-style-name="Normal">
      <style:paragraph-properties fo:background-color="#000080"/>
      <style:text-properties fo:hyphenate="false"/>
    </style:style>
    <style:style style:name="Ref.denotaderodapé" style:display-name="Ref. de nota de rodapé" style:family="text" style:parent-style-name="Fonteparág.padrão">
      <style:text-properties style:text-position="super 65%" fo:font-size="10pt" style:font-size-asian="10pt" style:font-size-complex="10pt"/>
    </style:style>
    <style:style style:name="Textodenotaderodapé" style:display-name="Texto de nota de rodapé" style:family="paragraph" style:parent-style-name="Normal">
      <style:paragraph-properties fo:keep-with-next="always" fo:keep-together="always" fo:margin-top="0.0277in" fo:margin-bottom="0.0277in" fo:margin-left="0.25in" fo:text-indent="-0.25in">
        <style:tab-stops/>
      </style:paragraph-properties>
      <style:text-properties fo:font-size="8pt" style:font-size-asian="8pt" style:font-size-complex="8pt" fo:hyphenate="false"/>
    </style:style>
    <style:style style:name="MainTitle" style:display-name="Main Title" style:family="paragraph" style:parent-style-name="Normal">
      <style:paragraph-properties fo:text-align="center" fo:margin-top="0.3333in" fo:margin-bottom="0.0416in" fo:line-height="100%"/>
      <style:text-properties style:font-name="Arial" fo:font-weight="bold" style:font-weight-asian="bold" style:font-weight-complex="bold" style:letter-kerning="true" fo:font-size="16pt" style:font-size-asian="16pt" style:font-size-complex="16pt" fo:hyphenate="false"/>
    </style:style>
    <style:style style:name="Paragraph1" style:display-name="Paragraph1" style:family="paragraph" style:parent-style-name="Normal">
      <style:paragraph-properties fo:text-align="justify" fo:margin-top="0.0555in" fo:line-height="100%"/>
      <style:text-properties fo:hyphenate="false"/>
    </style:style>
    <style:style style:name="Paragraph3" style:display-name="Paragraph3" style:family="paragraph" style:parent-style-name="Normal">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Normal">
      <style:paragraph-properties fo:text-align="justify" fo:margin-top="0.0555in" fo:line-height="100%" fo:margin-left="1.5625in">
        <style:tab-stops/>
      </style:paragraph-properties>
      <style:text-properties fo:hyphenate="false"/>
    </style:style>
    <style:style style:name="Sumário4" style:display-name="Sumário 4" style:family="paragraph" style:parent-style-name="Normal" style:next-style-name="Normal" style:auto-update="true">
      <style:paragraph-properties fo:margin-left="0.4166in">
        <style:tab-stops/>
      </style:paragraph-properties>
      <style:text-properties fo:hyphenate="false"/>
    </style:style>
    <style:style style:name="Sumário5" style:display-name="Sumário 5" style:family="paragraph" style:parent-style-name="Normal" style:next-style-name="Normal" style:auto-update="true">
      <style:paragraph-properties fo:margin-left="0.5555in">
        <style:tab-stops/>
      </style:paragraph-properties>
      <style:text-properties fo:hyphenate="false"/>
    </style:style>
    <style:style style:name="Sumário6" style:display-name="Sumário 6" style:family="paragraph" style:parent-style-name="Normal" style:next-style-name="Normal" style:auto-update="true">
      <style:paragraph-properties fo:margin-left="0.6944in">
        <style:tab-stops/>
      </style:paragraph-properties>
      <style:text-properties fo:hyphenate="false"/>
    </style:style>
    <style:style style:name="Sumário7" style:display-name="Sumário 7" style:family="paragraph" style:parent-style-name="Normal" style:next-style-name="Normal" style:auto-update="true">
      <style:paragraph-properties fo:margin-left="0.8333in">
        <style:tab-stops/>
      </style:paragraph-properties>
      <style:text-properties fo:hyphenate="false"/>
    </style:style>
    <style:style style:name="Sumário8" style:display-name="Sumário 8" style:family="paragraph" style:parent-style-name="Normal" style:next-style-name="Normal" style:auto-update="true">
      <style:paragraph-properties fo:margin-left="0.9722in">
        <style:tab-stops/>
      </style:paragraph-properties>
      <style:text-properties fo:hyphenate="false"/>
    </style:style>
    <style:style style:name="Sumário9" style:display-name="Sumário 9" style:family="paragraph" style:parent-style-name="Normal" style:next-style-name="Normal" style:auto-update="true">
      <style:paragraph-properties fo:margin-left="1.1111in">
        <style:tab-stops/>
      </style:paragraph-properties>
      <style:text-properties fo:hyphenate="false"/>
    </style:style>
    <style:style style:name="Recuodecorpodetexto" style:display-name="Recuo de corpo de texto" style:family="paragraph" style:parent-style-name="Normal">
      <style:paragraph-properties fo:margin-left="0.5in">
        <style:tab-stops/>
      </style:paragraph-properties>
      <style:text-properties fo:font-style="italic" style:font-style-asian="italic" style:font-style-complex="italic" fo:color="#0000FF" style:text-underline-type="single" style:text-underline-style="solid" style:text-underline-width="auto" style:text-underline-mode="continuous" fo:hyphenate="false"/>
    </style:style>
    <style:style style:name="Body" style:display-name="Body" style:family="paragraph" style:parent-style-name="Normal">
      <style:paragraph-properties fo:widows="2" fo:orphans="2" fo:text-align="justify" fo:margin-top="0.0833in" fo:line-height="100%"/>
      <style:text-properties fo:hyphenate="false"/>
    </style:style>
    <style:style style:name="Bullet" style:display-name="Bullet" style:family="paragraph" style:parent-style-name="Normal" style:list-style-name="LFO23">
      <style:paragraph-properties fo:widows="2" fo:orphans="2" fo:text-align="justify" fo:margin-top="0.0833in" fo:line-height="100%" fo:margin-right="0.25in">
        <style:tab-stops>
          <style:tab-stop style:type="left" style:position="-1.5in"/>
        </style:tab-stops>
      </style:paragraph-properties>
      <style:text-properties fo:hyphenate="false"/>
    </style:style>
    <style:style style:name="InfoBlue" style:display-name="InfoBlue" style:family="paragraph" style:parent-style-name="Normal" style:next-style-name="Corpodetexto" style:auto-update="true">
      <style:paragraph-properties fo:text-align="justify" fo:margin-bottom="0.0833in" fo:line-height="150%" fo:margin-left="0.5in">
        <style:tab-stops/>
      </style:paragraph-properties>
      <style:text-properties style:font-style-complex="italic" fo:font-size="11pt" style:font-size-asian="11pt" style:font-size-complex="11pt" fo:language="pt" fo:country="BR"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Forte" style:display-name="Forte" style:family="text" style:parent-style-name="Fonteparág.padrão">
      <style:text-properties fo:font-weight="bold" style:font-weight-asian="bold" style:font-weight-complex="bold"/>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text-underline-color="font-color"/>
    </style:style>
    <style:style style:name="tw4winNone" style:display-name="tw4winNone" style:family="text" style:parent-style-name="Fonteparág.padrão"/>
    <style:style style:name="tw4winExternal" style:display-name="tw4winExternal" style:family="text" style:parent-style-name="Fonteparág.padrão">
      <style:text-properties style:font-name="Courier New" fo:color="#808080"/>
    </style:style>
    <style:style style:name="tw4winInternal" style:display-name="tw4winInternal" style:family="text" style:parent-style-name="Fonteparág.padrão">
      <style:text-properties style:font-name="Courier New" fo:color="#FF0000"/>
    </style:style>
    <style:style style:name="tw4winMark" style:display-name="tw4winMark" style:family="text">
      <style:text-properties style:font-name="Courier New" text:display="none" fo:color="#800080" style:text-position="sub 66.6%" fo:font-size="12pt" style:font-size-asian="12pt" style:font-size-complex="12pt"/>
    </style:style>
    <style:style style:name="tw4winError" style:display-name="tw4winError" style:family="text">
      <style:text-properties style:font-name="Courier New" fo:color="#00FF00" fo:font-size="20pt" style:font-size-asian="20pt" style:font-size-complex="20pt"/>
    </style:style>
    <style:style style:name="tw4winTerm" style:display-name="tw4winTerm" style:family="text">
      <style:text-properties fo:color="#0000FF"/>
    </style:style>
    <style:style style:name="tw4winPopup" style:display-name="tw4winPopup" style:family="text">
      <style:text-properties style:font-name="Courier New" fo:color="#008000"/>
    </style:style>
    <style:style style:name="tw4winJump" style:display-name="tw4winJump" style:family="text">
      <style:text-properties style:font-name="Courier New" fo:color="#008080"/>
    </style:style>
    <style:style style:name="DO_NOT_TRANSLATE" style:display-name="DO_NOT_TRANSLATE" style:family="text">
      <style:text-properties style:font-name="Courier New" fo:color="#800000"/>
    </style:style>
    <style:style style:name="Textodebalão" style:display-name="Texto de balão" style:family="paragraph" style:parent-style-name="Normal">
      <style:paragraph-properties fo:line-height="100%"/>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fo:language="en" fo:country="US" style:language-asian="en" style:country-asian="US"/>
    </style:style>
    <style:style style:name="CorpodetextoChar" style:display-name="Corpo de texto Char" style:family="text" style:parent-style-name="Fonteparág.padrão">
      <style:text-properties fo:language="en" fo:country="US" style:language-asian="en" style:country-asian="US"/>
    </style:style>
    <style:style style:name="ParágrafodaLista" style:display-name="Parágrafo da Lista" style:family="paragraph" style:parent-style-name="Normal">
      <style:paragraph-properties fo:widows="2" fo:orphans="2" style:text-autospace="ideograph-alpha" fo:margin-bottom="0.1388in" fo:line-height="115%" fo:margin-left="0.5in">
        <style:tab-stops/>
      </style:paragraph-properties>
      <style:text-properties style:font-name="Calibri" style:font-name-asian="Calibri" fo:font-size="11pt" style:font-size-asian="11pt" style:font-size-complex="11pt" fo:language="pt" fo:country="BR" fo:hyphenate="false"/>
    </style:style>
    <style:style style:name="WW_CharLFO2LVL1" style:family="text">
      <style:text-properties style:font-name="Times New Roman" style:font-name-complex="Times New Roman" fo:font-size="11pt" style:font-size-asian="11pt" style:font-size-complex="11pt"/>
    </style:style>
    <text:list-style style:name="WW_OutlineListStyle_1" style:display-name="WW_OutlineListStyle_1">
      <text:list-level-style-number text:level="1" text:style-name="WW_CharLFO2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1" style:family="text">
      <style:text-properties style:font-name="Times New Roman" style:font-name-complex="Times New Roman" fo:font-size="11pt" style:font-size-asian="11pt" style:font-size-complex="11pt"/>
    </style:style>
    <text:list-style style:name="WW_OutlineListStyle" style:display-name="WW_OutlineListStyle">
      <text:list-level-style-number text:level="1" text:style-name="WW_CharLFO3LV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LFO23" style:display-name="LFO23">
      <text:list-level-style-number text:level="1" style:num-suffix="." style:num-format="1">
        <style:list-level-properties text:space-before="0in" text:min-label-width="0.5in"/>
      </text:list-level-style-number>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font-size="11pt" style:font-size-asian="11pt" style:font-size-complex="11pt"/>
    </style:style>
    <text:outline-style>
      <text:outline-level-style text:level="1" text:style-name="WW_CharOUTLINELV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Cabeçalho" style:family="paragraph">
      <style:paragraph-properties fo:text-align="end"/>
    </style:style>
    <style:style style:name="T3" style:parent-style-name="Fonteparág.padrão" style:family="text">
      <style:text-properties fo:language="pt" fo:country="BR" style:language-asian="pt" style:country-asian="BR"/>
    </style:style>
    <style:style style:name="T4" style:parent-style-name="Fonteparág.padrão" style:family="text">
      <style:text-properties style:font-name="Arial" style:font-name-complex="Arial" fo:color="#FF0000" fo:font-size="24pt" style:font-size-asian="24pt" style:font-size-complex="24pt" fo:language="pt" fo:country="BR" style:language-asian="pt" style:country-asian="B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15" style:family="table-column">
      <style:table-column-properties style:column-width="4.4298in" style:use-optimal-column-width="false"/>
    </style:style>
    <style:style style:name="TableColumn16" style:family="table-column">
      <style:table-column-properties style:column-width="2.2076in" style:use-optimal-column-width="false"/>
    </style:style>
    <style:style style:name="Table14" style:family="table">
      <style:table-properties style:width="6.6375in" fo:margin-left="0in" table:align="left"/>
    </style:style>
    <style:style style:name="TableRow17" style:family="table-row">
      <style:table-row-properties style:use-optimal-row-height="false"/>
    </style:style>
    <style:style style:name="TableCell18" style:family="table-cell">
      <style:table-cell-properties fo:border="0.0104in solid #000000" fo:padding-top="0in" fo:padding-left="0.075in" fo:padding-bottom="0in" fo:padding-right="0.075in"/>
    </style:style>
    <style:style style:name="P19" style:parent-style-name="Normal" style:family="paragraph">
      <style:text-properties fo:language="pt" fo:country="BR"/>
    </style:style>
    <style:style style:name="TableCell20" style:family="table-cell">
      <style:table-cell-properties fo:border="0.0104in solid #000000" fo:padding-top="0in" fo:padding-left="0.075in" fo:padding-bottom="0in" fo:padding-right="0.075in"/>
    </style:style>
    <style:style style:name="P21" style:parent-style-name="Normal" style:family="paragraph">
      <style:paragraph-properties fo:margin-top="0.0277in" fo:margin-right="0.0472in">
        <style:tab-stops>
          <style:tab-stop style:type="left" style:position="0.7881in"/>
        </style:tab-stops>
      </style:paragraph-properties>
    </style:style>
    <style:style style:name="T22" style:parent-style-name="Fonteparág.padrão" style:family="text">
      <style:text-properties fo:language="pt" fo:country="BR"/>
    </style:style>
    <style:style style:name="TableRow23" style:family="table-row">
      <style:table-row-properties style:use-optimal-row-height="false"/>
    </style:style>
    <style:style style:name="TableCell24" style:family="table-cell">
      <style:table-cell-properties fo:border="0.0104in solid #000000" fo:padding-top="0in" fo:padding-left="0.075in" fo:padding-bottom="0in" fo:padding-right="0.075in"/>
    </style:style>
    <style:style style:name="P25" style:parent-style-name="Normal" style:family="paragraph">
      <style:text-properties fo:language="pt" fo:country="BR"/>
    </style:style>
    <style:style style:name="TableCell26" style:family="table-cell">
      <style:table-cell-properties fo:border="0.0104in solid #000000" fo:padding-top="0in" fo:padding-left="0.075in" fo:padding-bottom="0in" fo:padding-right="0.075in"/>
    </style:style>
    <style:style style:name="T27" style:parent-style-name="Fonteparág.padrão" style:family="text">
      <style:text-properties fo:language="pt" fo:country="BR"/>
    </style:style>
    <style:style style:name="T28" style:parent-style-name="Fonteparág.padrão" style:family="text">
      <style:text-properties fo:language="pt" fo:country="BR"/>
    </style:style>
    <style:style style:name="TableRow29" style:family="table-row">
      <style:table-row-properties style:use-optimal-row-height="false"/>
    </style:style>
    <style:style style:name="TableCell30" style:family="table-cell">
      <style:table-cell-properties fo:border="0.0104in solid #000000" fo:padding-top="0in" fo:padding-left="0.075in" fo:padding-bottom="0in" fo:padding-right="0.075in"/>
    </style:style>
    <style:style style:name="P31" style:parent-style-name="Normal" style:family="paragraph">
      <style:text-properties fo:language="pt" fo:country="BR"/>
    </style:style>
    <style:style style:name="P32" style:parent-style-name="Cabeçalho" style:family="paragraph">
      <style:text-properties fo:language="pt" fo:country="BR"/>
    </style:style>
    <style:style style:name="TableColumn34" style:family="table-column">
      <style:table-column-properties style:column-width="2.1958in" style:use-optimal-column-width="false"/>
    </style:style>
    <style:style style:name="TableColumn35" style:family="table-column">
      <style:table-column-properties style:column-width="2.1958in" style:use-optimal-column-width="false"/>
    </style:style>
    <style:style style:name="TableColumn36" style:family="table-column">
      <style:table-column-properties style:column-width="2.1958in" style:use-optimal-column-width="false"/>
    </style:style>
    <style:style style:name="Table33" style:family="table">
      <style:table-properties style:width="6.5875in" fo:margin-left="0in" table:align="left"/>
    </style:style>
    <style:style style:name="TableRow37" style:family="table-row">
      <style:table-row-properties style:use-optimal-row-height="false"/>
    </style:style>
    <style:style style:name="TableCell38" style:family="table-cell">
      <style:table-cell-properties fo:border="none" fo:padding-top="0in" fo:padding-left="0.075in" fo:padding-bottom="0in" fo:padding-right="0.075in"/>
    </style:style>
    <style:style style:name="P39" style:parent-style-name="Normal" style:family="paragraph">
      <style:paragraph-properties fo:margin-right="0.25in"/>
      <style:text-properties fo:language="pt" fo:country="BR"/>
    </style:style>
    <style:style style:name="P40" style:parent-style-name="Normal" style:family="paragraph">
      <style:paragraph-properties fo:margin-right="0.25in"/>
    </style:style>
    <style:style style:name="TableCell41" style:family="table-cell">
      <style:table-cell-properties fo:border="none" fo:padding-top="0in" fo:padding-left="0.075in" fo:padding-bottom="0in" fo:padding-right="0.075in"/>
    </style:style>
    <style:style style:name="P42" style:parent-style-name="Normal" style:family="paragraph">
      <style:paragraph-properties fo:text-align="center"/>
    </style:style>
    <number:date-style style:name="N43" number:language="en" number:country="US">
      <number:year number:style="long" number:calendar="gregorian"/>
    </number:date-style>
    <style:style style:name="TableCell44" style:family="table-cell">
      <style:table-cell-properties fo:border="none" fo:padding-top="0in" fo:padding-left="0.075in" fo:padding-bottom="0in" fo:padding-right="0.075in"/>
    </style:style>
    <style:style style:name="P45" style:parent-style-name="Normal" style:family="paragraph">
      <style:paragraph-properties fo:text-align="end"/>
    </style:style>
    <style:style style:name="T46" style:parent-style-name="Fonteparág.padrão" style:family="text">
      <style:text-properties fo:language="pt" fo:country="BR"/>
    </style:style>
    <style:style style:name="T47" style:parent-style-name="Númerodepágina" style:family="text">
      <style:text-properties fo:language="pt" fo:country="BR"/>
    </style:style>
    <style:style style:name="T48" style:parent-style-name="Númerodepágina" style:family="text">
      <style:text-properties fo:language="pt" fo:country="B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style-name="a0" draw:name="Imagem 4" text:anchor-type="as-char" svg:x="0in" svg:y="0in" svg:width="1.26291in" svg:height="0.89164in" style:rel-width="scale" style:rel-height="scale"><draw:image xlink:href="media/image1.png" xlink:type="simple" xlink:show="embed" xlink:actuate="onLoad"/><svg:title/><svg:desc/></draw:frame></text:span><text:span text:style-name="T4"><draw:frame draw:z-index="251659264" draw:style-name="a1" draw:name="Imagem 0" text:anchor-type="paragraph" svg:x="-0.3554in" svg:y="0.05446in" svg:width="2.64114in" svg:height="0.90099in" style:rel-width="scale" style:rel-height="scale"><draw:image xlink:href="media/image2.jpeg" xlink:type="simple" xlink:show="embed" xlink:actuate="onLoad"/><svg:title/><svg:desc>LOGO2_COREL.jpg</svg:desc></draw:frame></text:span></text:p>
      </style:header>
    </style:master-page>
    <style:master-page style:name="MP1" style:page-layout-name="PL1">
      <style:header>
        <table:table table:style-name="Table14">
          <table:table-columns>
            <table:table-column table:style-name="TableColumn15"/>
            <table:table-column table:style-name="TableColumn16"/>
          </table:table-columns>
          <table:table-row table:style-name="TableRow17">
            <table:table-cell table:style-name="TableCell18">
              <text:p text:style-name="P19">RELPREV</text:p>
            </table:table-cell>
            <table:table-cell table:style-name="TableCell20">
              <text:p text:style-name="P21"><text:span text:style-name="T22"><text:s text:c="2"/>Versão:</text:span><text:s text:c="11"/>1.0</text:p>
            </table:table-cell>
          </table:table-row>
          <table:table-row table:style-name="TableRow23">
            <table:table-cell table:style-name="TableCell24">
              <text:p text:style-name="P25">Plano de gerência de recursos humanos</text:p>
            </table:table-cell>
            <table:table-cell table:style-name="TableCell26">
              <text:p text:style-name="Normal"><text:span text:style-name="T27"><text:s text:c="2"/>Data:</text:span><text:s/><text:span text:style-name="T28">10/10/2013</text:span></text:p>
            </table:table-cell>
          </table:table-row>
          <table:table-row table:style-name="TableRow29">
            <table:table-cell table:style-name="TableCell30" table:number-columns-spanned="2">
              <text:p text:style-name="P31">RELPREV-022013-GPR-Plano_de_gerencia_de_recursos_humanos</text:p>
            </table:table-cell>
            <table:covered-table-cell/>
          </table:table-row>
        </table:table>
        <text:p text:style-name="P32"/>
      </style:header>
      <style:footer>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Reservado</text:p>
              <text:p text:style-name="P40"/>
            </table:table-cell>
            <table:table-cell table:style-name="TableCell41">
              <text:p text:style-name="P42">UFG-INF,<text:s/><text:date style:data-style-name="N43">2013</text:date></text:p>
            </table:table-cell>
            <table:table-cell table:style-name="TableCell44">
              <text:p text:style-name="P45"><text:span text:style-name="T46">Página<text:s/></text:span><text:span text:style-name="T47"><text:page-number text:fixed="false">3</text:page-number></text:span><text:span text:style-name="T48"><text:s/>de<text:s/></text:span><text:span text:style-name="Númerodepágina"><text:page-count>6</text:page-count></text:span></text:p>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ocumento de Arquitetura de Software</dc:title>
    <dc:subject>&lt;Nome do Projeto&gt;</dc:subject>
    <meta:initial-creator>EMERSON JOSÉ</meta:initial-creator>
    <dc:creator>Lucas</dc:creator>
    <meta:creation-date>2013-10-11T04:22:00Z</meta:creation-date>
    <dc:date>2013-10-11T19:46:00Z</dc:date>
    <meta:template xlink:href="DAS-Documento%20de%20Arquitetura%20de%20Software.dot" xlink:type="simple"/>
    <meta:editing-cycles>4</meta:editing-cycles>
    <meta:editing-duration>PT1860S</meta:editing-duration>
    <meta:user-defined meta:name="Company Name">Objectives</meta:user-defined>
    <meta:document-statistic meta:page-count="6" meta:paragraph-count="7" meta:word-count="552" meta:character-count="3528" meta:row-count="24" meta:non-whitespace-character-count="2983"/>
  </office:meta>
</office:document-meta>
</file>